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618cm" svg:y="0.476cm">
            <draw:object draw:notify-on-update-of-ranges="Sheet1.A52:Sheet1.A72 Sheet1.E51:Sheet1.E51 Sheet1.E52:Sheet1.E72 Sheet1.A52:Sheet1.A72 Sheet1.F51:Sheet1.F51 Sheet1.F52:Sheet1.F72 Sheet1.A52:Sheet1.A72 Sheet1.G51:Sheet1.G51 Sheet1.G52:Sheet1.G72 Sheet1.A52:Sheet1.A72 Sheet1.C52:Sheet1.C71 Sheet1.A52:Sheet1.A72 Sheet1.I6:Sheet1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677cm" svg:y="9.805cm">
            <draw:object draw:notify-on-update-of-ranges="Sheet1.A52:Sheet1.A72 Sheet1.M51:Sheet1.M51 Sheet1.M52:Sheet1.M72 Sheet1.A52:Sheet1.A72 Sheet1.N51:Sheet1.N51 Sheet1.N52:Sheet1.N72 Sheet1.A52:Sheet1.A72 Sheet1.O51:Sheet1.O51 Sheet1.O52:Sheet1.O72 Sheet1.A52:Sheet1.A72 Sheet1.P51:Sheet1.P51 Sheet1.P52:Sheet1.P72 Sheet1.A52:Sheet1.A72 Sheet1.Q51:Sheet1.Q51 Sheet1.Q52:Sheet1.Q72 Sheet1.A52:Sheet1.A72 Sheet1.R51:Sheet1.R51 Sheet1.R52:Sheet1.R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631cm" svg:y="19.469cm">
            <draw:object draw:notify-on-update-of-ranges="Sheet1.G52:Sheet1.G72 Sheet1.G6:Sheet1.G26 Sheet1.I52:Sheet1.I71 Sheet1.G29:Sheet1.G48 Sheet1.G52:Sheet1.G72 Sheet1.F52:Sheet1.F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85643722" calcext:value-type="float">
            <text:p>4985643722</text:p>
          </table:table-cell>
          <table:table-cell office:value-type="float" office:value="124403620824" calcext:value-type="float">
            <text:p>124403620824</text:p>
          </table:table-cell>
          <table:table-cell office:value-type="float" office:value="0.728824" calcext:value-type="float">
            <text:p>7.29E-01</text:p>
          </table:table-cell>
          <table:table-cell/>
          <table:table-cell office:value-type="float" office:value="58.011703" calcext:value-type="float">
            <text:p>58.011703</text:p>
          </table:table-cell>
          <table:table-cell office:value-type="float" office:value="2.574542" calcext:value-type="float">
            <text:p>2.574542</text:p>
          </table:table-cell>
          <table:table-cell office:value-type="float" office:value="20.461518" calcext:value-type="float">
            <text:p>20.461518</text:p>
          </table:table-cell>
          <table:table-cell office:value-type="float" office:value="19.365161" calcext:value-type="float">
            <text:p>19.365161</text:p>
          </table:table-cell>
          <table:table-cell office:value-type="float" office:value="1.183412" calcext:value-type="float">
            <text:p>1.183412</text:p>
          </table:table-cell>
          <table:table-cell office:value-type="float" office:value="1.740635" calcext:value-type="float">
            <text:p>1.740635</text:p>
          </table:table-cell>
          <table:table-cell office:value-type="float" office:value="11.692103" calcext:value-type="float">
            <text:p>11.692103</text:p>
          </table:table-cell>
          <table:table-cell/>
          <table:table-cell office:value-type="float" office:value="0.17082" calcext:value-type="float">
            <text:p>0.17082</text:p>
          </table:table-cell>
          <table:table-cell office:value-type="float" office:value="2.19824649238367" calcext:value-type="float">
            <text:p>2.19824649238367</text:p>
          </table:table-cell>
          <table:table-cell office:value-type="float" office:value="0.00655528939269164" calcext:value-type="float">
            <text:p>0.006555289392691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57495243" calcext:value-type="float">
            <text:p>4957495243</text:p>
          </table:table-cell>
          <table:table-cell office:value-type="float" office:value="121247163900" calcext:value-type="float">
            <text:p>121247163900</text:p>
          </table:table-cell>
          <table:table-cell office:value-type="float" office:value="0.726485" calcext:value-type="float">
            <text:p>7.26E-01</text:p>
          </table:table-cell>
          <table:table-cell/>
          <table:table-cell office:value-type="float" office:value="56.720127" calcext:value-type="float">
            <text:p>56.720127</text:p>
          </table:table-cell>
          <table:table-cell office:value-type="float" office:value="2.498456" calcext:value-type="float">
            <text:p>2.498456</text:p>
          </table:table-cell>
          <table:table-cell office:value-type="float" office:value="20.329219" calcext:value-type="float">
            <text:p>20.329219</text:p>
          </table:table-cell>
          <table:table-cell office:value-type="float" office:value="18.859243" calcext:value-type="float">
            <text:p>18.859243</text:p>
          </table:table-cell>
          <table:table-cell office:value-type="float" office:value="1.006266" calcext:value-type="float">
            <text:p>1.006266</text:p>
          </table:table-cell>
          <table:table-cell office:value-type="float" office:value="1.503619" calcext:value-type="float">
            <text:p>1.503619</text:p>
          </table:table-cell>
          <table:table-cell office:value-type="float" office:value="11.486131" calcext:value-type="float">
            <text:p>11.486131</text:p>
          </table:table-cell>
          <table:table-cell/>
          <table:table-cell office:value-type="float" office:value="0.148666" calcext:value-type="float">
            <text:p>0.148666</text:p>
          </table:table-cell>
          <table:table-cell office:value-type="float" office:value="1.86812634719158" calcext:value-type="float">
            <text:p>1.86812634719158</text:p>
          </table:table-cell>
          <table:table-cell office:value-type="float" office:value="0.00778914070748009" calcext:value-type="float">
            <text:p>0.007789140707480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46176366" calcext:value-type="float">
            <text:p>4846176366</text:p>
          </table:table-cell>
          <table:table-cell office:value-type="float" office:value="111910502664" calcext:value-type="float">
            <text:p>111910502664</text:p>
          </table:table-cell>
          <table:table-cell office:value-type="float" office:value="0.717311" calcext:value-type="float">
            <text:p>7.17E-01</text:p>
          </table:table-cell>
          <table:table-cell/>
          <table:table-cell office:value-type="float" office:value="57.15136" calcext:value-type="float">
            <text:p>57.15136</text:p>
          </table:table-cell>
          <table:table-cell office:value-type="float" office:value="2.592893" calcext:value-type="float">
            <text:p>2.592893</text:p>
          </table:table-cell>
          <table:table-cell office:value-type="float" office:value="20.21251" calcext:value-type="float">
            <text:p>20.21251</text:p>
          </table:table-cell>
          <table:table-cell office:value-type="float" office:value="18.963268" calcext:value-type="float">
            <text:p>18.963268</text:p>
          </table:table-cell>
          <table:table-cell office:value-type="float" office:value="1.273366" calcext:value-type="float">
            <text:p>1.273366</text:p>
          </table:table-cell>
          <table:table-cell office:value-type="float" office:value="1.861597" calcext:value-type="float">
            <text:p>1.861597</text:p>
          </table:table-cell>
          <table:table-cell office:value-type="float" office:value="11.250583" calcext:value-type="float">
            <text:p>11.250583</text:p>
          </table:table-cell>
          <table:table-cell/>
          <table:table-cell office:value-type="float" office:value="0.166597" calcext:value-type="float">
            <text:p>0.166597</text:p>
          </table:table-cell>
          <table:table-cell office:value-type="float" office:value="1.81177627661481" calcext:value-type="float">
            <text:p>1.81177627661481</text:p>
          </table:table-cell>
          <table:table-cell office:value-type="float" office:value="0.0072779326748749" calcext:value-type="float">
            <text:p>0.00727793267487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06246957" calcext:value-type="float">
            <text:p>4706246957</text:p>
          </table:table-cell>
          <table:table-cell office:value-type="float" office:value="102751023060" calcext:value-type="float">
            <text:p>102751023060</text:p>
          </table:table-cell>
          <table:table-cell office:value-type="float" office:value="0.703919" calcext:value-type="float">
            <text:p>7.04E-01</text:p>
          </table:table-cell>
          <table:table-cell/>
          <table:table-cell office:value-type="float" office:value="58.734697" calcext:value-type="float">
            <text:p>58.734697</text:p>
          </table:table-cell>
          <table:table-cell office:value-type="float" office:value="3.125818" calcext:value-type="float">
            <text:p>3.125818</text:p>
          </table:table-cell>
          <table:table-cell office:value-type="float" office:value="20.252988" calcext:value-type="float">
            <text:p>20.252988</text:p>
          </table:table-cell>
          <table:table-cell office:value-type="float" office:value="18.995875" calcext:value-type="float">
            <text:p>18.995875</text:p>
          </table:table-cell>
          <table:table-cell office:value-type="float" office:value="1.758942" calcext:value-type="float">
            <text:p>1.758942</text:p>
          </table:table-cell>
          <table:table-cell office:value-type="float" office:value="2.420625" calcext:value-type="float">
            <text:p>2.420625</text:p>
          </table:table-cell>
          <table:table-cell office:value-type="float" office:value="11.054227" calcext:value-type="float">
            <text:p>11.054227</text:p>
          </table:table-cell>
          <table:table-cell/>
          <table:table-cell office:value-type="float" office:value="0.201294" calcext:value-type="float">
            <text:p>0.201294</text:p>
          </table:table-cell>
          <table:table-cell office:value-type="float" office:value="2.64154906608994" calcext:value-type="float">
            <text:p>2.64154906608994</text:p>
          </table:table-cell>
          <table:table-cell office:value-type="float" office:value="0.00699276482707558" calcext:value-type="float">
            <text:p>0.006992764827075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32482493" calcext:value-type="float">
            <text:p>4532482493</text:p>
          </table:table-cell>
          <table:table-cell office:value-type="float" office:value="93601918080" calcext:value-type="float">
            <text:p>93601918080</text:p>
          </table:table-cell>
          <table:table-cell office:value-type="float" office:value="0.690086" calcext:value-type="float">
            <text:p>6.90E-01</text:p>
          </table:table-cell>
          <table:table-cell/>
          <table:table-cell office:value-type="float" office:value="57.152664" calcext:value-type="float">
            <text:p>57.152664</text:p>
          </table:table-cell>
          <table:table-cell office:value-type="float" office:value="2.789256" calcext:value-type="float">
            <text:p>2.789256</text:p>
          </table:table-cell>
          <table:table-cell office:value-type="float" office:value="20.100498" calcext:value-type="float">
            <text:p>20.100498</text:p>
          </table:table-cell>
          <table:table-cell office:value-type="float" office:value="19.08869" calcext:value-type="float">
            <text:p>19.08869</text:p>
          </table:table-cell>
          <table:table-cell office:value-type="float" office:value="1.263774" calcext:value-type="float">
            <text:p>1.263774</text:p>
          </table:table-cell>
          <table:table-cell office:value-type="float" office:value="1.880152" calcext:value-type="float">
            <text:p>1.880152</text:p>
          </table:table-cell>
          <table:table-cell office:value-type="float" office:value="10.953508" calcext:value-type="float">
            <text:p>10.953508</text:p>
          </table:table-cell>
          <table:table-cell/>
          <table:table-cell office:value-type="float" office:value="0.172665" calcext:value-type="float">
            <text:p>0.172665</text:p>
          </table:table-cell>
          <table:table-cell office:value-type="float" office:value="1.76250960497857" calcext:value-type="float">
            <text:p>1.76250960497857</text:p>
          </table:table-cell>
          <table:table-cell office:value-type="float" office:value="0.00774358285457904" calcext:value-type="float">
            <text:p>0.007743582854579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377515442" calcext:value-type="float">
            <text:p>4377515442</text:p>
          </table:table-cell>
          <table:table-cell office:value-type="float" office:value="84446262900" calcext:value-type="float">
            <text:p>84446262900</text:p>
          </table:table-cell>
          <table:table-cell office:value-type="float" office:value="0.677016" calcext:value-type="float">
            <text:p>6.77E-01</text:p>
          </table:table-cell>
          <table:table-cell/>
          <table:table-cell office:value-type="float" office:value="57.304973" calcext:value-type="float">
            <text:p>57.304973</text:p>
          </table:table-cell>
          <table:table-cell office:value-type="float" office:value="2.851616" calcext:value-type="float">
            <text:p>2.851616</text:p>
          </table:table-cell>
          <table:table-cell office:value-type="float" office:value="19.98567" calcext:value-type="float">
            <text:p>19.98567</text:p>
          </table:table-cell>
          <table:table-cell office:value-type="float" office:value="19.276694" calcext:value-type="float">
            <text:p>19.276694</text:p>
          </table:table-cell>
          <table:table-cell office:value-type="float" office:value="1.339741" calcext:value-type="float">
            <text:p>1.339741</text:p>
          </table:table-cell>
          <table:table-cell office:value-type="float" office:value="1.980674" calcext:value-type="float">
            <text:p>1.980674</text:p>
          </table:table-cell>
          <table:table-cell office:value-type="float" office:value="10.825159" calcext:value-type="float">
            <text:p>10.825159</text:p>
          </table:table-cell>
          <table:table-cell/>
          <table:table-cell office:value-type="float" office:value="0.180075" calcext:value-type="float">
            <text:p>0.180075</text:p>
          </table:table-cell>
          <table:table-cell office:value-type="float" office:value="1.71537760353033" calcext:value-type="float">
            <text:p>1.71537760353033</text:p>
          </table:table-cell>
          <table:table-cell office:value-type="float" office:value="0.00595336284561623" calcext:value-type="float">
            <text:p>0.005953362845616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109608234" calcext:value-type="float">
            <text:p>4109608234</text:p>
          </table:table-cell>
          <table:table-cell office:value-type="float" office:value="75470380128" calcext:value-type="float">
            <text:p>75470380128</text:p>
          </table:table-cell>
          <table:table-cell office:value-type="float" office:value="0.663514" calcext:value-type="float">
            <text:p>6.64E-01</text:p>
          </table:table-cell>
          <table:table-cell/>
          <table:table-cell office:value-type="float" office:value="55.935215" calcext:value-type="float">
            <text:p>55.935215</text:p>
          </table:table-cell>
          <table:table-cell office:value-type="float" office:value="2.567765" calcext:value-type="float">
            <text:p>2.567765</text:p>
          </table:table-cell>
          <table:table-cell office:value-type="float" office:value="20.228053" calcext:value-type="float">
            <text:p>20.228053</text:p>
          </table:table-cell>
          <table:table-cell office:value-type="float" office:value="18.995974" calcext:value-type="float">
            <text:p>18.995974</text:p>
          </table:table-cell>
          <table:table-cell office:value-type="float" office:value="0.986121" calcext:value-type="float">
            <text:p>0.986121</text:p>
          </table:table-cell>
          <table:table-cell office:value-type="float" office:value="1.623422" calcext:value-type="float">
            <text:p>1.623422</text:p>
          </table:table-cell>
          <table:table-cell office:value-type="float" office:value="10.507172" calcext:value-type="float">
            <text:p>10.507172</text:p>
          </table:table-cell>
          <table:table-cell/>
          <table:table-cell office:value-type="float" office:value="0.171033" calcext:value-type="float">
            <text:p>0.171033</text:p>
          </table:table-cell>
          <table:table-cell office:value-type="float" office:value="1.05964567954192" calcext:value-type="float">
            <text:p>1.05964567954192</text:p>
          </table:table-cell>
          <table:table-cell office:value-type="float" office:value="0.00656677524559241" calcext:value-type="float">
            <text:p>0.00656677524559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61922913" calcext:value-type="float">
            <text:p>3961922913</text:p>
          </table:table-cell>
          <table:table-cell office:value-type="float" office:value="66310932276" calcext:value-type="float">
            <text:p>66310932276</text:p>
          </table:table-cell>
          <table:table-cell office:value-type="float" office:value="0.647676" calcext:value-type="float">
            <text:p>6.48E-01</text:p>
          </table:table-cell>
          <table:table-cell/>
          <table:table-cell office:value-type="float" office:value="57.760066" calcext:value-type="float">
            <text:p>57.760066</text:p>
          </table:table-cell>
          <table:table-cell office:value-type="float" office:value="2.946386" calcext:value-type="float">
            <text:p>2.946386</text:p>
          </table:table-cell>
          <table:table-cell office:value-type="float" office:value="19.855421" calcext:value-type="float">
            <text:p>19.855421</text:p>
          </table:table-cell>
          <table:table-cell office:value-type="float" office:value="19.056224" calcext:value-type="float">
            <text:p>19.056224</text:p>
          </table:table-cell>
          <table:table-cell office:value-type="float" office:value="1.45456" calcext:value-type="float">
            <text:p>1.45456</text:p>
          </table:table-cell>
          <table:table-cell office:value-type="float" office:value="2.716084" calcext:value-type="float">
            <text:p>2.716084</text:p>
          </table:table-cell>
          <table:table-cell office:value-type="float" office:value="10.561675" calcext:value-type="float">
            <text:p>10.561675</text:p>
          </table:table-cell>
          <table:table-cell/>
          <table:table-cell office:value-type="float" office:value="0.20419" calcext:value-type="float">
            <text:p>0.20419</text:p>
          </table:table-cell>
          <table:table-cell office:value-type="float" office:value="1.45192692373058" calcext:value-type="float">
            <text:p>1.45192692373058</text:p>
          </table:table-cell>
          <table:table-cell office:value-type="float" office:value="0.00609123977203062" calcext:value-type="float">
            <text:p>0.00609123977203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748120542" calcext:value-type="float">
            <text:p>3748120542</text:p>
          </table:table-cell>
          <table:table-cell office:value-type="float" office:value="57216313440" calcext:value-type="float">
            <text:p>57216313440</text:p>
          </table:table-cell>
          <table:table-cell office:value-type="float" office:value="0.622919" calcext:value-type="float">
            <text:p>6.23E-01</text:p>
          </table:table-cell>
          <table:table-cell/>
          <table:table-cell office:value-type="float" office:value="56.267933" calcext:value-type="float">
            <text:p>56.267933</text:p>
          </table:table-cell>
          <table:table-cell office:value-type="float" office:value="2.724511" calcext:value-type="float">
            <text:p>2.724511</text:p>
          </table:table-cell>
          <table:table-cell office:value-type="float" office:value="19.707805" calcext:value-type="float">
            <text:p>19.707805</text:p>
          </table:table-cell>
          <table:table-cell office:value-type="float" office:value="19.259664" calcext:value-type="float">
            <text:p>19.259664</text:p>
          </table:table-cell>
          <table:table-cell office:value-type="float" office:value="1.169001" calcext:value-type="float">
            <text:p>1.169001</text:p>
          </table:table-cell>
          <table:table-cell office:value-type="float" office:value="1.900395" calcext:value-type="float">
            <text:p>1.900395</text:p>
          </table:table-cell>
          <table:table-cell office:value-type="float" office:value="10.419059" calcext:value-type="float">
            <text:p>10.419059</text:p>
          </table:table-cell>
          <table:table-cell/>
          <table:table-cell office:value-type="float" office:value="0.188809" calcext:value-type="float">
            <text:p>0.188809</text:p>
          </table:table-cell>
          <table:table-cell office:value-type="float" office:value="1.10639152477944" calcext:value-type="float">
            <text:p>1.10639152477944</text:p>
          </table:table-cell>
          <table:table-cell office:value-type="float" office:value="0.00694090996296807" calcext:value-type="float">
            <text:p>0.006940909962968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84979987" calcext:value-type="float">
            <text:p>3584979987</text:p>
          </table:table-cell>
          <table:table-cell office:value-type="float" office:value="51157036512" calcext:value-type="float">
            <text:p>51157036512</text:p>
          </table:table-cell>
          <table:table-cell office:value-type="float" office:value="0.608998" calcext:value-type="float">
            <text:p>6.09E-01</text:p>
          </table:table-cell>
          <table:table-cell/>
          <table:table-cell office:value-type="float" office:value="49.5596" calcext:value-type="float">
            <text:p>49.5596</text:p>
          </table:table-cell>
          <table:table-cell office:value-type="float" office:value="1.933848" calcext:value-type="float">
            <text:p>1.933848</text:p>
          </table:table-cell>
          <table:table-cell office:value-type="float" office:value="19.475146" calcext:value-type="float">
            <text:p>19.475146</text:p>
          </table:table-cell>
          <table:table-cell office:value-type="float" office:value="14.341979" calcext:value-type="float">
            <text:p>14.341979</text:p>
          </table:table-cell>
          <table:table-cell office:value-type="float" office:value="1.050133" calcext:value-type="float">
            <text:p>1.050133</text:p>
          </table:table-cell>
          <table:table-cell office:value-type="float" office:value="1.555121" calcext:value-type="float">
            <text:p>1.555121</text:p>
          </table:table-cell>
          <table:table-cell office:value-type="float" office:value="10.071644" calcext:value-type="float">
            <text:p>10.071644</text:p>
          </table:table-cell>
          <table:table-cell/>
          <table:table-cell office:value-type="float" office:value="0.070771" calcext:value-type="float">
            <text:p>0.070771</text:p>
          </table:table-cell>
          <table:table-cell office:value-type="float" office:value="0.687092159943902" calcext:value-type="float">
            <text:p>0.687092159943902</text:p>
          </table:table-cell>
          <table:table-cell office:value-type="float" office:value="0.00445843746141352" calcext:value-type="float">
            <text:p>0.004458437461413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93612583" calcext:value-type="float">
            <text:p>3393612583</text:p>
          </table:table-cell>
          <table:table-cell office:value-type="float" office:value="45188032320" calcext:value-type="float">
            <text:p>45188032320</text:p>
          </table:table-cell>
          <table:table-cell office:value-type="float" office:value="0.592638" calcext:value-type="float">
            <text:p>5.93E-01</text:p>
          </table:table-cell>
          <table:table-cell/>
          <table:table-cell office:value-type="float" office:value="49.656643" calcext:value-type="float">
            <text:p>49.656643</text:p>
          </table:table-cell>
          <table:table-cell office:value-type="float" office:value="2.040194" calcext:value-type="float">
            <text:p>2.040194</text:p>
          </table:table-cell>
          <table:table-cell office:value-type="float" office:value="19.324719" calcext:value-type="float">
            <text:p>19.324719</text:p>
          </table:table-cell>
          <table:table-cell office:value-type="float" office:value="14.24649" calcext:value-type="float">
            <text:p>14.24649</text:p>
          </table:table-cell>
          <table:table-cell office:value-type="float" office:value="1.193584" calcext:value-type="float">
            <text:p>1.193584</text:p>
          </table:table-cell>
          <table:table-cell office:value-type="float" office:value="1.782492" calcext:value-type="float">
            <text:p>1.782492</text:p>
          </table:table-cell>
          <table:table-cell office:value-type="float" office:value="9.904751" calcext:value-type="float">
            <text:p>9.904751</text:p>
          </table:table-cell>
          <table:table-cell/>
          <table:table-cell office:value-type="float" office:value="0.079" calcext:value-type="float">
            <text:p>0.079</text:p>
          </table:table-cell>
          <table:table-cell office:value-type="float" office:value="0.689235386137982" calcext:value-type="float">
            <text:p>0.689235386137982</text:p>
          </table:table-cell>
          <table:table-cell office:value-type="float" office:value="0.00468544588311917" calcext:value-type="float">
            <text:p>0.004685445883119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178974347" calcext:value-type="float">
            <text:p>3178974347</text:p>
          </table:table-cell>
          <table:table-cell office:value-type="float" office:value="39244914576" calcext:value-type="float">
            <text:p>39244914576</text:p>
          </table:table-cell>
          <table:table-cell office:value-type="float" office:value="0.582499" calcext:value-type="float">
            <text:p>5.82E-01</text:p>
          </table:table-cell>
          <table:table-cell/>
          <table:table-cell office:value-type="float" office:value="51.624732" calcext:value-type="float">
            <text:p>51.624732</text:p>
          </table:table-cell>
          <table:table-cell office:value-type="float" office:value="2.713887" calcext:value-type="float">
            <text:p>2.713887</text:p>
          </table:table-cell>
          <table:table-cell office:value-type="float" office:value="19.189548" calcext:value-type="float">
            <text:p>19.189548</text:p>
          </table:table-cell>
          <table:table-cell office:value-type="float" office:value="14.270689" calcext:value-type="float">
            <text:p>14.270689</text:p>
          </table:table-cell>
          <table:table-cell office:value-type="float" office:value="1.957996" calcext:value-type="float">
            <text:p>1.957996</text:p>
          </table:table-cell>
          <table:table-cell office:value-type="float" office:value="2.430003" calcext:value-type="float">
            <text:p>2.430003</text:p>
          </table:table-cell>
          <table:table-cell office:value-type="float" office:value="9.788188" calcext:value-type="float">
            <text:p>9.788188</text:p>
          </table:table-cell>
          <table:table-cell/>
          <table:table-cell office:value-type="float" office:value="0.125345" calcext:value-type="float">
            <text:p>0.125345</text:p>
          </table:table-cell>
          <table:table-cell office:value-type="float" office:value="1.20901122756586" calcext:value-type="float">
            <text:p>1.20901122756586</text:p>
          </table:table-cell>
          <table:table-cell office:value-type="float" office:value="0.00573047128346997" calcext:value-type="float">
            <text:p>0.005730471283469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40471106" calcext:value-type="float">
            <text:p>2940471106</text:p>
          </table:table-cell>
          <table:table-cell office:value-type="float" office:value="33324559056" calcext:value-type="float">
            <text:p>33324559056</text:p>
          </table:table-cell>
          <table:table-cell office:value-type="float" office:value="0.568347" calcext:value-type="float">
            <text:p>5.68E-01</text:p>
          </table:table-cell>
          <table:table-cell/>
          <table:table-cell office:value-type="float" office:value="48.495275" calcext:value-type="float">
            <text:p>48.495275</text:p>
          </table:table-cell>
          <table:table-cell office:value-type="float" office:value="2.192765" calcext:value-type="float">
            <text:p>2.192765</text:p>
          </table:table-cell>
          <table:table-cell office:value-type="float" office:value="18.978063" calcext:value-type="float">
            <text:p>18.978063</text:p>
          </table:table-cell>
          <table:table-cell office:value-type="float" office:value="13.894334" calcext:value-type="float">
            <text:p>13.894334</text:p>
          </table:table-cell>
          <table:table-cell office:value-type="float" office:value="1.121234" calcext:value-type="float">
            <text:p>1.121234</text:p>
          </table:table-cell>
          <table:table-cell office:value-type="float" office:value="1.747487" calcext:value-type="float">
            <text:p>1.747487</text:p>
          </table:table-cell>
          <table:table-cell office:value-type="float" office:value="9.554851" calcext:value-type="float">
            <text:p>9.554851</text:p>
          </table:table-cell>
          <table:table-cell/>
          <table:table-cell office:value-type="float" office:value="0.070778" calcext:value-type="float">
            <text:p>0.070778</text:p>
          </table:table-cell>
          <table:table-cell office:value-type="float" office:value="0.53678319973602" calcext:value-type="float">
            <text:p>0.53678319973602</text:p>
          </table:table-cell>
          <table:table-cell office:value-type="float" office:value="0.00669665250858946" calcext:value-type="float">
            <text:p>0.006696652508589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4193910" calcext:value-type="float">
            <text:p>2704193910</text:p>
          </table:table-cell>
          <table:table-cell office:value-type="float" office:value="27413222400" calcext:value-type="float">
            <text:p>27413222400</text:p>
          </table:table-cell>
          <table:table-cell office:value-type="float" office:value="0.542631" calcext:value-type="float">
            <text:p>5.43E-01</text:p>
          </table:table-cell>
          <table:table-cell/>
          <table:table-cell office:value-type="float" office:value="50.020013" calcext:value-type="float">
            <text:p>50.020013</text:p>
          </table:table-cell>
          <table:table-cell office:value-type="float" office:value="2.695993" calcext:value-type="float">
            <text:p>2.695993</text:p>
          </table:table-cell>
          <table:table-cell office:value-type="float" office:value="18.715331" calcext:value-type="float">
            <text:p>18.715331</text:p>
          </table:table-cell>
          <table:table-cell office:value-type="float" office:value="14.179368" calcext:value-type="float">
            <text:p>14.179368</text:p>
          </table:table-cell>
          <table:table-cell office:value-type="float" office:value="1.471207" calcext:value-type="float">
            <text:p>1.471207</text:p>
          </table:table-cell>
          <table:table-cell office:value-type="float" office:value="2.244371" calcext:value-type="float">
            <text:p>2.244371</text:p>
          </table:table-cell>
          <table:table-cell office:value-type="float" office:value="9.423534" calcext:value-type="float">
            <text:p>9.423534</text:p>
          </table:table-cell>
          <table:table-cell/>
          <table:table-cell office:value-type="float" office:value="0.102592" calcext:value-type="float">
            <text:p>0.102592</text:p>
          </table:table-cell>
          <table:table-cell office:value-type="float" office:value="0.75622917958218" calcext:value-type="float">
            <text:p>0.75622917958218</text:p>
          </table:table-cell>
          <table:table-cell office:value-type="float" office:value="0.00761471369378304" calcext:value-type="float">
            <text:p>0.007614713693783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47966777" calcext:value-type="float">
            <text:p>2447966777</text:p>
          </table:table-cell>
          <table:table-cell office:value-type="float" office:value="21597746688" calcext:value-type="float">
            <text:p>21597746688</text:p>
          </table:table-cell>
          <table:table-cell office:value-type="float" office:value="0.507657" calcext:value-type="float">
            <text:p>5.08E-01</text:p>
          </table:table-cell>
          <table:table-cell/>
          <table:table-cell office:value-type="float" office:value="49.142009" calcext:value-type="float">
            <text:p>49.142009</text:p>
          </table:table-cell>
          <table:table-cell office:value-type="float" office:value="2.832289" calcext:value-type="float">
            <text:p>2.832289</text:p>
          </table:table-cell>
          <table:table-cell office:value-type="float" office:value="18.406399" calcext:value-type="float">
            <text:p>18.406399</text:p>
          </table:table-cell>
          <table:table-cell office:value-type="float" office:value="13.403228" calcext:value-type="float">
            <text:p>13.403228</text:p>
          </table:table-cell>
          <table:table-cell office:value-type="float" office:value="1.603514" calcext:value-type="float">
            <text:p>1.603514</text:p>
          </table:table-cell>
          <table:table-cell office:value-type="float" office:value="2.441028" calcext:value-type="float">
            <text:p>2.441028</text:p>
          </table:table-cell>
          <table:table-cell office:value-type="float" office:value="9.05882" calcext:value-type="float">
            <text:p>9.05882</text:p>
          </table:table-cell>
          <table:table-cell/>
          <table:table-cell office:value-type="float" office:value="0.091623" calcext:value-type="float">
            <text:p>0.091623</text:p>
          </table:table-cell>
          <table:table-cell office:value-type="float" office:value="0.802214272177769" calcext:value-type="float">
            <text:p>0.802214272177769</text:p>
          </table:table-cell>
          <table:table-cell office:value-type="float" office:value="0.0104055655085939" calcext:value-type="float">
            <text:p>0.01040556550859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51081498" calcext:value-type="float">
            <text:p>2051081498</text:p>
          </table:table-cell>
          <table:table-cell office:value-type="float" office:value="15941415816" calcext:value-type="float">
            <text:p>15941415816</text:p>
          </table:table-cell>
          <table:table-cell office:value-type="float" office:value="0.47934" calcext:value-type="float">
            <text:p>4.79E-01</text:p>
          </table:table-cell>
          <table:table-cell/>
          <table:table-cell office:value-type="float" office:value="48.137965" calcext:value-type="float">
            <text:p>48.137965</text:p>
          </table:table-cell>
          <table:table-cell office:value-type="float" office:value="2.887166" calcext:value-type="float">
            <text:p>2.887166</text:p>
          </table:table-cell>
          <table:table-cell office:value-type="float" office:value="18.121625" calcext:value-type="float">
            <text:p>18.121625</text:p>
          </table:table-cell>
          <table:table-cell office:value-type="float" office:value="13.343472" calcext:value-type="float">
            <text:p>13.343472</text:p>
          </table:table-cell>
          <table:table-cell office:value-type="float" office:value="1.533852" calcext:value-type="float">
            <text:p>1.533852</text:p>
          </table:table-cell>
          <table:table-cell office:value-type="float" office:value="2.369166" calcext:value-type="float">
            <text:p>2.369166</text:p>
          </table:table-cell>
          <table:table-cell office:value-type="float" office:value="8.574705" calcext:value-type="float">
            <text:p>8.574705</text:p>
          </table:table-cell>
          <table:table-cell/>
          <table:table-cell office:value-type="float" office:value="0.078765" calcext:value-type="float">
            <text:p>0.078765</text:p>
          </table:table-cell>
          <table:table-cell office:value-type="float" office:value="0.583286099024632" calcext:value-type="float">
            <text:p>0.583286099024632</text:p>
          </table:table-cell>
          <table:table-cell office:value-type="float" office:value="0.00687839281439141" calcext:value-type="float">
            <text:p>0.006878392814391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3291916" calcext:value-type="float">
            <text:p>1603291916</text:p>
          </table:table-cell>
          <table:table-cell office:value-type="float" office:value="10412458128" calcext:value-type="float">
            <text:p>10412458128</text:p>
          </table:table-cell>
          <table:table-cell office:value-type="float" office:value="0.44582" calcext:value-type="float">
            <text:p>4.46E-01</text:p>
          </table:table-cell>
          <table:table-cell/>
          <table:table-cell office:value-type="float" office:value="47.974465" calcext:value-type="float">
            <text:p>47.974465</text:p>
          </table:table-cell>
          <table:table-cell office:value-type="float" office:value="3.302237" calcext:value-type="float">
            <text:p>3.302237</text:p>
          </table:table-cell>
          <table:table-cell office:value-type="float" office:value="17.807107" calcext:value-type="float">
            <text:p>17.807107</text:p>
          </table:table-cell>
          <table:table-cell office:value-type="float" office:value="13.287993" calcext:value-type="float">
            <text:p>13.287993</text:p>
          </table:table-cell>
          <table:table-cell office:value-type="float" office:value="1.77512" calcext:value-type="float">
            <text:p>1.77512</text:p>
          </table:table-cell>
          <table:table-cell office:value-type="float" office:value="2.746805" calcext:value-type="float">
            <text:p>2.746805</text:p>
          </table:table-cell>
          <table:table-cell office:value-type="float" office:value="7.980167" calcext:value-type="float">
            <text:p>7.980167</text:p>
          </table:table-cell>
          <table:table-cell/>
          <table:table-cell office:value-type="float" office:value="0.087636" calcext:value-type="float">
            <text:p>0.087636</text:p>
          </table:table-cell>
          <table:table-cell office:value-type="float" office:value="0.524429666811082" calcext:value-type="float">
            <text:p>0.524429666811082</text:p>
          </table:table-cell>
          <table:table-cell office:value-type="float" office:value="0.0144772408346726" calcext:value-type="float">
            <text:p>0.01447724083467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51168040" calcext:value-type="float">
            <text:p>1051168040</text:p>
          </table:table-cell>
          <table:table-cell office:value-type="float" office:value="4955426712" calcext:value-type="float">
            <text:p>4955426712</text:p>
          </table:table-cell>
          <table:table-cell office:value-type="float" office:value="0.369762" calcext:value-type="float">
            <text:p>3.70E-01</text:p>
          </table:table-cell>
          <table:table-cell/>
          <table:table-cell office:value-type="float" office:value="47.849276" calcext:value-type="float">
            <text:p>47.849276</text:p>
          </table:table-cell>
          <table:table-cell office:value-type="float" office:value="4.035764" calcext:value-type="float">
            <text:p>4.035764</text:p>
          </table:table-cell>
          <table:table-cell office:value-type="float" office:value="17.207434" calcext:value-type="float">
            <text:p>17.207434</text:p>
          </table:table-cell>
          <table:table-cell office:value-type="float" office:value="12.988211" calcext:value-type="float">
            <text:p>12.988211</text:p>
          </table:table-cell>
          <table:table-cell office:value-type="float" office:value="2.757966" calcext:value-type="float">
            <text:p>2.757966</text:p>
          </table:table-cell>
          <table:table-cell office:value-type="float" office:value="3.311117" calcext:value-type="float">
            <text:p>3.311117</text:p>
          </table:table-cell>
          <table:table-cell office:value-type="float" office:value="6.159938" calcext:value-type="float">
            <text:p>6.159938</text:p>
          </table:table-cell>
          <table:table-cell/>
          <table:table-cell office:value-type="float" office:value="0.107524" calcext:value-type="float">
            <text:p>0.107524</text:p>
          </table:table-cell>
          <table:table-cell office:value-type="float" office:value="0.357441433593203" calcext:value-type="float">
            <text:p>0.357441433593203</text:p>
          </table:table-cell>
          <table:table-cell office:value-type="float" office:value="0.0253906513631434" calcext:value-type="float">
            <text:p>0.02539065136314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5699125" calcext:value-type="float">
            <text:p>615699125</text:p>
          </table:table-cell>
          <table:table-cell office:value-type="float" office:value="2423651796" calcext:value-type="float">
            <text:p>2423651796</text:p>
          </table:table-cell>
          <table:table-cell office:value-type="float" office:value="0.31614" calcext:value-type="float">
            <text:p>3.16E-01</text:p>
          </table:table-cell>
          <table:table-cell/>
          <table:table-cell office:value-type="float" office:value="41.790066" calcext:value-type="float">
            <text:p>41.790066</text:p>
          </table:table-cell>
          <table:table-cell office:value-type="float" office:value="3.916716" calcext:value-type="float">
            <text:p>3.916716</text:p>
          </table:table-cell>
          <table:table-cell office:value-type="float" office:value="16.460182" calcext:value-type="float">
            <text:p>16.460182</text:p>
          </table:table-cell>
          <table:table-cell office:value-type="float" office:value="11.602363" calcext:value-type="float">
            <text:p>11.602363</text:p>
          </table:table-cell>
          <table:table-cell office:value-type="float" office:value="3.038267" calcext:value-type="float">
            <text:p>3.038267</text:p>
          </table:table-cell>
          <table:table-cell office:value-type="float" office:value="3.307848" calcext:value-type="float">
            <text:p>3.307848</text:p>
          </table:table-cell>
          <table:table-cell office:value-type="float" office:value="2.251956" calcext:value-type="float">
            <text:p>2.251956</text:p>
          </table:table-cell>
          <table:table-cell/>
          <table:table-cell office:value-type="float" office:value="0.065788" calcext:value-type="float">
            <text:p>0.065788</text:p>
          </table:table-cell>
          <table:table-cell office:value-type="float" office:value="0.146830048745151" calcext:value-type="float">
            <text:p>0.146830048745151</text:p>
          </table:table-cell>
          <table:table-cell office:value-type="float" office:value="0.00207022312705187" calcext:value-type="float">
            <text:p>0.002070223127051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5699125" calcext:value-type="float">
            <text:p>615699125</text:p>
          </table:table-cell>
          <table:table-cell office:value-type="float" office:value="2423651796" calcext:value-type="float">
            <text:p>2423651796</text:p>
          </table:table-cell>
          <table:table-cell office:value-type="float" office:value="0.31614" calcext:value-type="float">
            <text:p>3.16E-01</text:p>
          </table:table-cell>
          <table:table-cell/>
          <table:table-cell office:value-type="float" office:value="41.790066" calcext:value-type="float">
            <text:p>41.790066</text:p>
          </table:table-cell>
          <table:table-cell office:value-type="float" office:value="3.916716" calcext:value-type="float">
            <text:p>3.916716</text:p>
          </table:table-cell>
          <table:table-cell office:value-type="float" office:value="16.460182" calcext:value-type="float">
            <text:p>16.460182</text:p>
          </table:table-cell>
          <table:table-cell office:value-type="float" office:value="11.602363" calcext:value-type="float">
            <text:p>11.602363</text:p>
          </table:table-cell>
          <table:table-cell office:value-type="float" office:value="3.038267" calcext:value-type="float">
            <text:p>3.038267</text:p>
          </table:table-cell>
          <table:table-cell office:value-type="float" office:value="3.307848" calcext:value-type="float">
            <text:p>3.307848</text:p>
          </table:table-cell>
          <table:table-cell office:value-type="float" office:value="2.251956" calcext:value-type="float">
            <text:p>2.251956</text:p>
          </table:table-cell>
          <table:table-cell/>
          <table:table-cell office:value-type="float" office:value="0.065788" calcext:value-type="float">
            <text:p>0.065788</text:p>
          </table:table-cell>
          <table:table-cell office:value-type="float" office:value="0.146830048745151" calcext:value-type="float">
            <text:p>0.146830048745151</text:p>
          </table:table-cell>
          <table:table-cell office:value-type="float" office:value="0.00207022312705187" calcext:value-type="float">
            <text:p>0.00207022312705187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88969791" calcext:value-type="float">
            <text:p>3688969791</text:p>
          </table:table-cell>
          <table:table-cell office:value-type="float" office:value="124810213140" calcext:value-type="float">
            <text:p>124810213140</text:p>
          </table:table-cell>
          <table:table-cell office:value-type="float" office:value="0.839282" calcext:value-type="float">
            <text:p>8.39E-01</text:p>
          </table:table-cell>
          <table:table-cell/>
          <table:table-cell office:value-type="float" office:value="58.432372" calcext:value-type="float">
            <text:p>58.432372</text:p>
          </table:table-cell>
          <table:table-cell office:value-type="float" office:value="2.478971" calcext:value-type="float">
            <text:p>2.478971</text:p>
          </table:table-cell>
          <table:table-cell office:value-type="float" office:value="20.611973" calcext:value-type="float">
            <text:p>20.611973</text:p>
          </table:table-cell>
          <table:table-cell office:value-type="float" office:value="17.512241" calcext:value-type="float">
            <text:p>17.512241</text:p>
          </table:table-cell>
          <table:table-cell office:value-type="float" office:value="1.379399" calcext:value-type="float">
            <text:p>1.379399</text:p>
          </table:table-cell>
          <table:table-cell office:value-type="float" office:value="1.89853" calcext:value-type="float">
            <text:p>1.89853</text:p>
          </table:table-cell>
          <table:table-cell office:value-type="float" office:value="13.411191" calcext:value-type="float">
            <text:p>13.411191</text:p>
          </table:table-cell>
          <table:table-cell/>
          <table:table-cell office:value-type="float" office:value="0.18202" calcext:value-type="float">
            <text:p>0.18202</text:p>
          </table:table-cell>
          <table:table-cell office:value-type="float" office:value="3.75952078238133" calcext:value-type="float">
            <text:p>3.75952078238133</text:p>
          </table:table-cell>
          <table:table-cell office:value-type="float" office:value="0.00618666572689742" calcext:value-type="float">
            <text:p>0.006186665726897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16278896" calcext:value-type="float">
            <text:p>3516278896</text:p>
          </table:table-cell>
          <table:table-cell office:value-type="float" office:value="115333101864" calcext:value-type="float">
            <text:p>115333101864</text:p>
          </table:table-cell>
          <table:table-cell office:value-type="float" office:value="0.832953" calcext:value-type="float">
            <text:p>8.33E-01</text:p>
          </table:table-cell>
          <table:table-cell/>
          <table:table-cell office:value-type="float" office:value="59.048063" calcext:value-type="float">
            <text:p>59.048063</text:p>
          </table:table-cell>
          <table:table-cell office:value-type="float" office:value="2.724581" calcext:value-type="float">
            <text:p>2.724581</text:p>
          </table:table-cell>
          <table:table-cell office:value-type="float" office:value="20.479417" calcext:value-type="float">
            <text:p>20.479417</text:p>
          </table:table-cell>
          <table:table-cell office:value-type="float" office:value="17.610403" calcext:value-type="float">
            <text:p>17.610403</text:p>
          </table:table-cell>
          <table:table-cell office:value-type="float" office:value="1.829713" calcext:value-type="float">
            <text:p>1.829713</text:p>
          </table:table-cell>
          <table:table-cell office:value-type="float" office:value="2.5757" calcext:value-type="float">
            <text:p>2.5757</text:p>
          </table:table-cell>
          <table:table-cell office:value-type="float" office:value="12.775564" calcext:value-type="float">
            <text:p>12.775564</text:p>
          </table:table-cell>
          <table:table-cell/>
          <table:table-cell office:value-type="float" office:value="0.210173" calcext:value-type="float">
            <text:p>0.210173</text:p>
          </table:table-cell>
          <table:table-cell office:value-type="float" office:value="4.44300577180732" calcext:value-type="float">
            <text:p>4.44300577180732</text:p>
          </table:table-cell>
          <table:table-cell office:value-type="float" office:value="0.00644458581263568" calcext:value-type="float">
            <text:p>0.00644458581263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385552880" calcext:value-type="float">
            <text:p>3385552880</text:p>
          </table:table-cell>
          <table:table-cell office:value-type="float" office:value="105992793900" calcext:value-type="float">
            <text:p>105992793900</text:p>
          </table:table-cell>
          <table:table-cell office:value-type="float" office:value="0.825623" calcext:value-type="float">
            <text:p>8.26E-01</text:p>
          </table:table-cell>
          <table:table-cell/>
          <table:table-cell office:value-type="float" office:value="57.650641" calcext:value-type="float">
            <text:p>57.650641</text:p>
          </table:table-cell>
          <table:table-cell office:value-type="float" office:value="2.652237" calcext:value-type="float">
            <text:p>2.652237</text:p>
          </table:table-cell>
          <table:table-cell office:value-type="float" office:value="20.447903" calcext:value-type="float">
            <text:p>20.447903</text:p>
          </table:table-cell>
          <table:table-cell office:value-type="float" office:value="17.599941" calcext:value-type="float">
            <text:p>17.599941</text:p>
          </table:table-cell>
          <table:table-cell office:value-type="float" office:value="1.41628" calcext:value-type="float">
            <text:p>1.41628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12.503894" calcext:value-type="float">
            <text:p>12.503894</text:p>
          </table:table-cell>
          <table:table-cell/>
          <table:table-cell office:value-type="float" office:value="0.187868" calcext:value-type="float">
            <text:p>0.187868</text:p>
          </table:table-cell>
          <table:table-cell office:value-type="float" office:value="3.62304422190101" calcext:value-type="float">
            <text:p>3.62304422190101</text:p>
          </table:table-cell>
          <table:table-cell office:value-type="float" office:value="0.00604379879451409" calcext:value-type="float">
            <text:p>0.006043798794514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44040068" calcext:value-type="float">
            <text:p>3244040068</text:p>
          </table:table-cell>
          <table:table-cell office:value-type="float" office:value="96659114112" calcext:value-type="float">
            <text:p>96659114112</text:p>
          </table:table-cell>
          <table:table-cell office:value-type="float" office:value="0.815435" calcext:value-type="float">
            <text:p>8.15E-01</text:p>
          </table:table-cell>
          <table:table-cell/>
          <table:table-cell office:value-type="float" office:value="57.589866" calcext:value-type="float">
            <text:p>57.589866</text:p>
          </table:table-cell>
          <table:table-cell office:value-type="float" office:value="2.364992" calcext:value-type="float">
            <text:p>2.364992</text:p>
          </table:table-cell>
          <table:table-cell office:value-type="float" office:value="20.469256" calcext:value-type="float">
            <text:p>20.469256</text:p>
          </table:table-cell>
          <table:table-cell office:value-type="float" office:value="17.42668" calcext:value-type="float">
            <text:p>17.42668</text:p>
          </table:table-cell>
          <table:table-cell office:value-type="float" office:value="1.22568" calcext:value-type="float">
            <text:p>1.22568</text:p>
          </table:table-cell>
          <table:table-cell office:value-type="float" office:value="1.67698" calcext:value-type="float">
            <text:p>1.67698</text:p>
          </table:table-cell>
          <table:table-cell office:value-type="float" office:value="13.359085" calcext:value-type="float">
            <text:p>13.359085</text:p>
          </table:table-cell>
          <table:table-cell/>
          <table:table-cell office:value-type="float" office:value="0.166248" calcext:value-type="float">
            <text:p>0.166248</text:p>
          </table:table-cell>
          <table:table-cell office:value-type="float" office:value="2.72550128311078" calcext:value-type="float">
            <text:p>2.72550128311078</text:p>
          </table:table-cell>
          <table:table-cell office:value-type="float" office:value="0.00709379164395709" calcext:value-type="float">
            <text:p>0.007093791643957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215445472" calcext:value-type="float">
            <text:p>3215445472</text:p>
          </table:table-cell>
          <table:table-cell office:value-type="float" office:value="87406920576" calcext:value-type="float">
            <text:p>87406920576</text:p>
          </table:table-cell>
          <table:table-cell office:value-type="float" office:value="0.755573" calcext:value-type="float">
            <text:p>7.56E-01</text:p>
          </table:table-cell>
          <table:table-cell/>
          <table:table-cell office:value-type="float" office:value="65.379973" calcext:value-type="float">
            <text:p>65.379973</text:p>
          </table:table-cell>
          <table:table-cell office:value-type="float" office:value="3.283187" calcext:value-type="float">
            <text:p>3.283187</text:p>
          </table:table-cell>
          <table:table-cell office:value-type="float" office:value="20.463956" calcext:value-type="float">
            <text:p>20.463956</text:p>
          </table:table-cell>
          <table:table-cell office:value-type="float" office:value="17.391697" calcext:value-type="float">
            <text:p>17.391697</text:p>
          </table:table-cell>
          <table:table-cell office:value-type="float" office:value="2.40637" calcext:value-type="float">
            <text:p>2.40637</text:p>
          </table:table-cell>
          <table:table-cell office:value-type="float" office:value="2.973949" calcext:value-type="float">
            <text:p>2.973949</text:p>
          </table:table-cell>
          <table:table-cell office:value-type="float" office:value="17.427605" calcext:value-type="float">
            <text:p>17.427605</text:p>
          </table:table-cell>
          <table:table-cell/>
          <table:table-cell office:value-type="float" office:value="0.213688" calcext:value-type="float">
            <text:p>0.213688</text:p>
          </table:table-cell>
          <table:table-cell office:value-type="float" office:value="4.80137987710666" calcext:value-type="float">
            <text:p>4.80137987710666</text:p>
          </table:table-cell>
          <table:table-cell office:value-type="float" office:value="0.0101695226206616" calcext:value-type="float">
            <text:p>0.01016952262066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194351202" calcext:value-type="float">
            <text:p>3194351202</text:p>
          </table:table-cell>
          <table:table-cell office:value-type="float" office:value="78081865056" calcext:value-type="float">
            <text:p>78081865056</text:p>
          </table:table-cell>
          <table:table-cell office:value-type="float" office:value="0.702938" calcext:value-type="float">
            <text:p>7.03E-01</text:p>
          </table:table-cell>
          <table:table-cell/>
          <table:table-cell office:value-type="float" office:value="67.111353" calcext:value-type="float">
            <text:p>67.111353</text:p>
          </table:table-cell>
          <table:table-cell office:value-type="float" office:value="3.631601" calcext:value-type="float">
            <text:p>3.631601</text:p>
          </table:table-cell>
          <table:table-cell office:value-type="float" office:value="20.519512" calcext:value-type="float">
            <text:p>20.519512</text:p>
          </table:table-cell>
          <table:table-cell office:value-type="float" office:value="17.136575" calcext:value-type="float">
            <text:p>17.136575</text:p>
          </table:table-cell>
          <table:table-cell office:value-type="float" office:value="3.4685" calcext:value-type="float">
            <text:p>3.4685</text:p>
          </table:table-cell>
          <table:table-cell office:value-type="float" office:value="3.849442" calcext:value-type="float">
            <text:p>3.849442</text:p>
          </table:table-cell>
          <table:table-cell office:value-type="float" office:value="16.95767" calcext:value-type="float">
            <text:p>16.95767</text:p>
          </table:table-cell>
          <table:table-cell/>
          <table:table-cell office:value-type="float" office:value="0.267282" calcext:value-type="float">
            <text:p>0.267282</text:p>
          </table:table-cell>
          <table:table-cell office:value-type="float" office:value="4.9734307841365" calcext:value-type="float">
            <text:p>4.9734307841365</text:p>
          </table:table-cell>
          <table:table-cell office:value-type="float" office:value="0.0158691365160313" calcext:value-type="float">
            <text:p>0.01586913651603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955706430" calcext:value-type="float">
            <text:p>2955706430</text:p>
          </table:table-cell>
          <table:table-cell office:value-type="float" office:value="68862932604" calcext:value-type="float">
            <text:p>68862932604</text:p>
          </table:table-cell>
          <table:table-cell office:value-type="float" office:value="0.717249" calcext:value-type="float">
            <text:p>7.17E-01</text:p>
          </table:table-cell>
          <table:table-cell/>
          <table:table-cell office:value-type="float" office:value="62.925625" calcext:value-type="float">
            <text:p>62.925625</text:p>
          </table:table-cell>
          <table:table-cell office:value-type="float" office:value="3.455484" calcext:value-type="float">
            <text:p>3.455484</text:p>
          </table:table-cell>
          <table:table-cell office:value-type="float" office:value="20.43882" calcext:value-type="float">
            <text:p>20.43882</text:p>
          </table:table-cell>
          <table:table-cell office:value-type="float" office:value="17.097403" calcext:value-type="float">
            <text:p>17.097403</text:p>
          </table:table-cell>
          <table:table-cell office:value-type="float" office:value="1.980051" calcext:value-type="float">
            <text:p>1.980051</text:p>
          </table:table-cell>
          <table:table-cell office:value-type="float" office:value="3.217451" calcext:value-type="float">
            <text:p>3.217451</text:p>
          </table:table-cell>
          <table:table-cell office:value-type="float" office:value="15.343126" calcext:value-type="float">
            <text:p>15.343126</text:p>
          </table:table-cell>
          <table:table-cell/>
          <table:table-cell office:value-type="float" office:value="0.229255" calcext:value-type="float">
            <text:p>0.229255</text:p>
          </table:table-cell>
          <table:table-cell office:value-type="float" office:value="3.77110351987481" calcext:value-type="float">
            <text:p>3.77110351987481</text:p>
          </table:table-cell>
          <table:table-cell office:value-type="float" office:value="0.0135298889078372" calcext:value-type="float">
            <text:p>0.01352988890783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07583956" calcext:value-type="float">
            <text:p>2707583956</text:p>
          </table:table-cell>
          <table:table-cell office:value-type="float" office:value="59515880400" calcext:value-type="float">
            <text:p>59515880400</text:p>
          </table:table-cell>
          <table:table-cell office:value-type="float" office:value="0.729731" calcext:value-type="float">
            <text:p>7.30E-01</text:p>
          </table:table-cell>
          <table:table-cell/>
          <table:table-cell office:value-type="float" office:value="60.378571" calcext:value-type="float">
            <text:p>60.378571</text:p>
          </table:table-cell>
          <table:table-cell office:value-type="float" office:value="3.18616" calcext:value-type="float">
            <text:p>3.18616</text:p>
          </table:table-cell>
          <table:table-cell office:value-type="float" office:value="20.139725" calcext:value-type="float">
            <text:p>20.139725</text:p>
          </table:table-cell>
          <table:table-cell office:value-type="float" office:value="17.302705" calcext:value-type="float">
            <text:p>17.302705</text:p>
          </table:table-cell>
          <table:table-cell office:value-type="float" office:value="2.301703" calcext:value-type="float">
            <text:p>2.301703</text:p>
          </table:table-cell>
          <table:table-cell office:value-type="float" office:value="2.733112" calcext:value-type="float">
            <text:p>2.733112</text:p>
          </table:table-cell>
          <table:table-cell office:value-type="float" office:value="13.410678" calcext:value-type="float">
            <text:p>13.410678</text:p>
          </table:table-cell>
          <table:table-cell/>
          <table:table-cell office:value-type="float" office:value="0.236024" calcext:value-type="float">
            <text:p>0.236024</text:p>
          </table:table-cell>
          <table:table-cell office:value-type="float" office:value="3.14031041088393" calcext:value-type="float">
            <text:p>3.14031041088393</text:p>
          </table:table-cell>
          <table:table-cell office:value-type="float" office:value="0.0121709593327296" calcext:value-type="float">
            <text:p>0.0121709593327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95046321" calcext:value-type="float">
            <text:p>2695046321</text:p>
          </table:table-cell>
          <table:table-cell office:value-type="float" office:value="53300234304" calcext:value-type="float">
            <text:p>53300234304</text:p>
          </table:table-cell>
          <table:table-cell office:value-type="float" office:value="0.683336" calcext:value-type="float">
            <text:p>6.83E-01</text:p>
          </table:table-cell>
          <table:table-cell/>
          <table:table-cell office:value-type="float" office:value="58.584014" calcext:value-type="float">
            <text:p>58.584014</text:p>
          </table:table-cell>
          <table:table-cell office:value-type="float" office:value="2.952235" calcext:value-type="float">
            <text:p>2.952235</text:p>
          </table:table-cell>
          <table:table-cell office:value-type="float" office:value="20.046631" calcext:value-type="float">
            <text:p>20.046631</text:p>
          </table:table-cell>
          <table:table-cell office:value-type="float" office:value="13.486723" calcext:value-type="float">
            <text:p>13.486723</text:p>
          </table:table-cell>
          <table:table-cell office:value-type="float" office:value="2.911785" calcext:value-type="float">
            <text:p>2.911785</text:p>
          </table:table-cell>
          <table:table-cell office:value-type="float" office:value="3.131672" calcext:value-type="float">
            <text:p>3.131672</text:p>
          </table:table-cell>
          <table:table-cell office:value-type="float" office:value="14.641352" calcext:value-type="float">
            <text:p>14.641352</text:p>
          </table:table-cell>
          <table:table-cell/>
          <table:table-cell office:value-type="float" office:value="0.175098" calcext:value-type="float">
            <text:p>0.175098</text:p>
          </table:table-cell>
          <table:table-cell office:value-type="float" office:value="3.4718650087461" calcext:value-type="float">
            <text:p>3.4718650087461</text:p>
          </table:table-cell>
          <table:table-cell office:value-type="float" office:value="0.0143867525164416" calcext:value-type="float">
            <text:p>0.01438675251644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17888060" calcext:value-type="float">
            <text:p>2517888060</text:p>
          </table:table-cell>
          <table:table-cell office:value-type="float" office:value="47126745792" calcext:value-type="float">
            <text:p>47126745792</text:p>
          </table:table-cell>
          <table:table-cell office:value-type="float" office:value="0.684645" calcext:value-type="float">
            <text:p>6.85E-01</text:p>
          </table:table-cell>
          <table:table-cell/>
          <table:table-cell office:value-type="float" office:value="59.447167" calcext:value-type="float">
            <text:p>59.447167</text:p>
          </table:table-cell>
          <table:table-cell office:value-type="float" office:value="2.948974" calcext:value-type="float">
            <text:p>2.948974</text:p>
          </table:table-cell>
          <table:table-cell office:value-type="float" office:value="19.973133" calcext:value-type="float">
            <text:p>19.973133</text:p>
          </table:table-cell>
          <table:table-cell office:value-type="float" office:value="14.718303" calcext:value-type="float">
            <text:p>14.718303</text:p>
          </table:table-cell>
          <table:table-cell office:value-type="float" office:value="2.383754" calcext:value-type="float">
            <text:p>2.383754</text:p>
          </table:table-cell>
          <table:table-cell office:value-type="float" office:value="3.142742" calcext:value-type="float">
            <text:p>3.142742</text:p>
          </table:table-cell>
          <table:table-cell office:value-type="float" office:value="14.83666" calcext:value-type="float">
            <text:p>14.83666</text:p>
          </table:table-cell>
          <table:table-cell/>
          <table:table-cell office:value-type="float" office:value="0.18444" calcext:value-type="float">
            <text:p>0.18444</text:p>
          </table:table-cell>
          <table:table-cell office:value-type="float" office:value="3.07709589526708" calcext:value-type="float">
            <text:p>3.07709589526708</text:p>
          </table:table-cell>
          <table:table-cell office:value-type="float" office:value="0.0147181767877922" calcext:value-type="float">
            <text:p>0.01471817678779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65421642" calcext:value-type="float">
            <text:p>2365421642</text:p>
          </table:table-cell>
          <table:table-cell office:value-type="float" office:value="41014997352" calcext:value-type="float">
            <text:p>41014997352</text:p>
          </table:table-cell>
          <table:table-cell office:value-type="float" office:value="0.674324" calcext:value-type="float">
            <text:p>6.74E-01</text:p>
          </table:table-cell>
          <table:table-cell/>
          <table:table-cell office:value-type="float" office:value="56.767482" calcext:value-type="float">
            <text:p>56.767482</text:p>
          </table:table-cell>
          <table:table-cell office:value-type="float" office:value="2.986138" calcext:value-type="float">
            <text:p>2.986138</text:p>
          </table:table-cell>
          <table:table-cell office:value-type="float" office:value="20.005287" calcext:value-type="float">
            <text:p>20.005287</text:p>
          </table:table-cell>
          <table:table-cell office:value-type="float" office:value="12.93022" calcext:value-type="float">
            <text:p>12.93022</text:p>
          </table:table-cell>
          <table:table-cell office:value-type="float" office:value="3.063367" calcext:value-type="float">
            <text:p>3.063367</text:p>
          </table:table-cell>
          <table:table-cell office:value-type="float" office:value="3.105799" calcext:value-type="float">
            <text:p>3.105799</text:p>
          </table:table-cell>
          <table:table-cell office:value-type="float" office:value="13.218493" calcext:value-type="float">
            <text:p>13.218493</text:p>
          </table:table-cell>
          <table:table-cell/>
          <table:table-cell office:value-type="float" office:value="0.18174" calcext:value-type="float">
            <text:p>0.18174</text:p>
          </table:table-cell>
          <table:table-cell office:value-type="float" office:value="3.19362924654856" calcext:value-type="float">
            <text:p>3.19362924654856</text:p>
          </table:table-cell>
          <table:table-cell office:value-type="float" office:value="0.01531946284447" calcext:value-type="float">
            <text:p>0.015319462844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91350327" calcext:value-type="float">
            <text:p>2191350327</text:p>
          </table:table-cell>
          <table:table-cell office:value-type="float" office:value="34847226432" calcext:value-type="float">
            <text:p>34847226432</text:p>
          </table:table-cell>
          <table:table-cell office:value-type="float" office:value="0.677176" calcext:value-type="float">
            <text:p>6.77E-01</text:p>
          </table:table-cell>
          <table:table-cell/>
          <table:table-cell office:value-type="float" office:value="59.237044" calcext:value-type="float">
            <text:p>59.237044</text:p>
          </table:table-cell>
          <table:table-cell office:value-type="float" office:value="3.214402" calcext:value-type="float">
            <text:p>3.214402</text:p>
          </table:table-cell>
          <table:table-cell office:value-type="float" office:value="19.650581" calcext:value-type="float">
            <text:p>19.650581</text:p>
          </table:table-cell>
          <table:table-cell office:value-type="float" office:value="12.956537" calcext:value-type="float">
            <text:p>12.956537</text:p>
          </table:table-cell>
          <table:table-cell office:value-type="float" office:value="2.636287" calcext:value-type="float">
            <text:p>2.636287</text:p>
          </table:table-cell>
          <table:table-cell office:value-type="float" office:value="3.316259" calcext:value-type="float">
            <text:p>3.316259</text:p>
          </table:table-cell>
          <table:table-cell office:value-type="float" office:value="15.940253" calcext:value-type="float">
            <text:p>15.940253</text:p>
          </table:table-cell>
          <table:table-cell/>
          <table:table-cell office:value-type="float" office:value="0.17023" calcext:value-type="float">
            <text:p>0.17023</text:p>
          </table:table-cell>
          <table:table-cell office:value-type="float" office:value="3.31801679181128" calcext:value-type="float">
            <text:p>3.31801679181128</text:p>
          </table:table-cell>
          <table:table-cell office:value-type="float" office:value="0.0148534041011853" calcext:value-type="float">
            <text:p>0.01485340410118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79130169" calcext:value-type="float">
            <text:p>1979130169</text:p>
          </table:table-cell>
          <table:table-cell office:value-type="float" office:value="28847322360" calcext:value-type="float">
            <text:p>28847322360</text:p>
          </table:table-cell>
          <table:table-cell office:value-type="float" office:value="0.645575" calcext:value-type="float">
            <text:p>6.46E-01</text:p>
          </table:table-cell>
          <table:table-cell/>
          <table:table-cell office:value-type="float" office:value="61.595119" calcext:value-type="float">
            <text:p>61.595119</text:p>
          </table:table-cell>
          <table:table-cell office:value-type="float" office:value="3.694243" calcext:value-type="float">
            <text:p>3.694243</text:p>
          </table:table-cell>
          <table:table-cell office:value-type="float" office:value="19.690513" calcext:value-type="float">
            <text:p>19.690513</text:p>
          </table:table-cell>
          <table:table-cell office:value-type="float" office:value="16.227843" calcext:value-type="float">
            <text:p>16.227843</text:p>
          </table:table-cell>
          <table:table-cell office:value-type="float" office:value="3.407239" calcext:value-type="float">
            <text:p>3.407239</text:p>
          </table:table-cell>
          <table:table-cell office:value-type="float" office:value="3.452922" calcext:value-type="float">
            <text:p>3.452922</text:p>
          </table:table-cell>
          <table:table-cell office:value-type="float" office:value="13.86766" calcext:value-type="float">
            <text:p>13.86766</text:p>
          </table:table-cell>
          <table:table-cell/>
          <table:table-cell office:value-type="float" office:value="0.277704" calcext:value-type="float">
            <text:p>0.277704</text:p>
          </table:table-cell>
          <table:table-cell office:value-type="float" office:value="3.04696425155742" calcext:value-type="float">
            <text:p>3.04696425155742</text:p>
          </table:table-cell>
          <table:table-cell office:value-type="float" office:value="0.0260402747480512" calcext:value-type="float">
            <text:p>0.02604027474805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83760394" calcext:value-type="float">
            <text:p>1983760394</text:p>
          </table:table-cell>
          <table:table-cell office:value-type="float" office:value="22481562816" calcext:value-type="float">
            <text:p>22481562816</text:p>
          </table:table-cell>
          <table:table-cell office:value-type="float" office:value="0.557528" calcext:value-type="float">
            <text:p>5.58E-01</text:p>
          </table:table-cell>
          <table:table-cell/>
          <table:table-cell office:value-type="float" office:value="58.146428" calcext:value-type="float">
            <text:p>58.146428</text:p>
          </table:table-cell>
          <table:table-cell office:value-type="float" office:value="3.60761" calcext:value-type="float">
            <text:p>3.60761</text:p>
          </table:table-cell>
          <table:table-cell office:value-type="float" office:value="19.634607" calcext:value-type="float">
            <text:p>19.634607</text:p>
          </table:table-cell>
          <table:table-cell office:value-type="float" office:value="13.248" calcext:value-type="float">
            <text:p>13.248</text:p>
          </table:table-cell>
          <table:table-cell office:value-type="float" office:value="3.482394" calcext:value-type="float">
            <text:p>3.482394</text:p>
          </table:table-cell>
          <table:table-cell office:value-type="float" office:value="3.492734" calcext:value-type="float">
            <text:p>3.492734</text:p>
          </table:table-cell>
          <table:table-cell office:value-type="float" office:value="13.121271" calcext:value-type="float">
            <text:p>13.121271</text:p>
          </table:table-cell>
          <table:table-cell/>
          <table:table-cell office:value-type="float" office:value="0.220263" calcext:value-type="float">
            <text:p>0.220263</text:p>
          </table:table-cell>
          <table:table-cell office:value-type="float" office:value="2.29677863995614" calcext:value-type="float">
            <text:p>2.29677863995614</text:p>
          </table:table-cell>
          <table:table-cell office:value-type="float" office:value="0.0345683839847159" calcext:value-type="float">
            <text:p>0.03456838398471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49472231" calcext:value-type="float">
            <text:p>1649472231</text:p>
          </table:table-cell>
          <table:table-cell office:value-type="float" office:value="16628516352" calcext:value-type="float">
            <text:p>16628516352</text:p>
          </table:table-cell>
          <table:table-cell office:value-type="float" office:value="0.547267" calcext:value-type="float">
            <text:p>5.47E-01</text:p>
          </table:table-cell>
          <table:table-cell/>
          <table:table-cell office:value-type="float" office:value="57.027524" calcext:value-type="float">
            <text:p>57.027524</text:p>
          </table:table-cell>
          <table:table-cell office:value-type="float" office:value="3.464112" calcext:value-type="float">
            <text:p>3.464112</text:p>
          </table:table-cell>
          <table:table-cell office:value-type="float" office:value="19.03728" calcext:value-type="float">
            <text:p>19.03728</text:p>
          </table:table-cell>
          <table:table-cell office:value-type="float" office:value="12.881406" calcext:value-type="float">
            <text:p>12.881406</text:p>
          </table:table-cell>
          <table:table-cell office:value-type="float" office:value="3.576847" calcext:value-type="float">
            <text:p>3.576847</text:p>
          </table:table-cell>
          <table:table-cell office:value-type="float" office:value="3.493137" calcext:value-type="float">
            <text:p>3.493137</text:p>
          </table:table-cell>
          <table:table-cell office:value-type="float" office:value="13.051289" calcext:value-type="float">
            <text:p>13.051289</text:p>
          </table:table-cell>
          <table:table-cell/>
          <table:table-cell office:value-type="float" office:value="0.202305" calcext:value-type="float">
            <text:p>0.202305</text:p>
          </table:table-cell>
          <table:table-cell office:value-type="float" office:value="1.98913421951739" calcext:value-type="float">
            <text:p>1.98913421951739</text:p>
          </table:table-cell>
          <table:table-cell office:value-type="float" office:value="0.0325183435824065" calcext:value-type="float">
            <text:p>0.0325183435824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53675534" calcext:value-type="float">
            <text:p>1153675534</text:p>
          </table:table-cell>
          <table:table-cell office:value-type="float" office:value="11109972816" calcext:value-type="float">
            <text:p>11109972816</text:p>
          </table:table-cell>
          <table:table-cell office:value-type="float" office:value="0.585347" calcext:value-type="float">
            <text:p>5.85E-01</text:p>
          </table:table-cell>
          <table:table-cell/>
          <table:table-cell office:value-type="float" office:value="57.006693" calcext:value-type="float">
            <text:p>57.006693</text:p>
          </table:table-cell>
          <table:table-cell office:value-type="float" office:value="3.437089" calcext:value-type="float">
            <text:p>3.437089</text:p>
          </table:table-cell>
          <table:table-cell office:value-type="float" office:value="18.782097" calcext:value-type="float">
            <text:p>18.782097</text:p>
          </table:table-cell>
          <table:table-cell office:value-type="float" office:value="12.379116" calcext:value-type="float">
            <text:p>12.379116</text:p>
          </table:table-cell>
          <table:table-cell office:value-type="float" office:value="3.779297" calcext:value-type="float">
            <text:p>3.779297</text:p>
          </table:table-cell>
          <table:table-cell office:value-type="float" office:value="3.695015" calcext:value-type="float">
            <text:p>3.695015</text:p>
          </table:table-cell>
          <table:table-cell office:value-type="float" office:value="13.293563" calcext:value-type="float">
            <text:p>13.293563</text:p>
          </table:table-cell>
          <table:table-cell/>
          <table:table-cell office:value-type="float" office:value="0.196199" calcext:value-type="float">
            <text:p>0.196199</text:p>
          </table:table-cell>
          <table:table-cell office:value-type="float" office:value="1.9123879893196" calcext:value-type="float">
            <text:p>1.9123879893196</text:p>
          </table:table-cell>
          <table:table-cell office:value-type="float" office:value="0.0175043121365636" calcext:value-type="float">
            <text:p>0.01750431213656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5775073" calcext:value-type="float">
            <text:p>785775073</text:p>
          </table:table-cell>
          <table:table-cell office:value-type="float" office:value="5303250792" calcext:value-type="float">
            <text:p>5303250792</text:p>
          </table:table-cell>
          <table:table-cell office:value-type="float" office:value="0.504749" calcext:value-type="float">
            <text:p>5.05E-01</text:p>
          </table:table-cell>
          <table:table-cell/>
          <table:table-cell office:value-type="float" office:value="49.508514" calcext:value-type="float">
            <text:p>49.508514</text:p>
          </table:table-cell>
          <table:table-cell office:value-type="float" office:value="3.48944" calcext:value-type="float">
            <text:p>3.48944</text:p>
          </table:table-cell>
          <table:table-cell office:value-type="float" office:value="18.363742" calcext:value-type="float">
            <text:p>18.363742</text:p>
          </table:table-cell>
          <table:table-cell office:value-type="float" office:value="11.536549" calcext:value-type="float">
            <text:p>11.536549</text:p>
          </table:table-cell>
          <table:table-cell office:value-type="float" office:value="3.804024" calcext:value-type="float">
            <text:p>3.804024</text:p>
          </table:table-cell>
          <table:table-cell office:value-type="float" office:value="3.578719" calcext:value-type="float">
            <text:p>3.578719</text:p>
          </table:table-cell>
          <table:table-cell office:value-type="float" office:value="7.146716" calcext:value-type="float">
            <text:p>7.146716</text:p>
          </table:table-cell>
          <table:table-cell/>
          <table:table-cell office:value-type="float" office:value="0.189894" calcext:value-type="float">
            <text:p>0.189894</text:p>
          </table:table-cell>
          <table:table-cell office:value-type="float" office:value="1.16577761156948" calcext:value-type="float">
            <text:p>1.16577761156948</text:p>
          </table:table-cell>
          <table:table-cell office:value-type="float" office:value="0.0432145612170023" calcext:value-type="float">
            <text:p>0.0432145612170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7148531" calcext:value-type="float">
            <text:p>397148531</text:p>
          </table:table-cell>
          <table:table-cell office:value-type="float" office:value="2668735116" calcext:value-type="float">
            <text:p>2668735116</text:p>
          </table:table-cell>
          <table:table-cell office:value-type="float" office:value="0.492093" calcext:value-type="float">
            <text:p>4.92E-01</text:p>
          </table:table-cell>
          <table:table-cell/>
          <table:table-cell office:value-type="float" office:value="42.482879" calcext:value-type="float">
            <text:p>42.482879</text:p>
          </table:table-cell>
          <table:table-cell office:value-type="float" office:value="3.414078" calcext:value-type="float">
            <text:p>3.414078</text:p>
          </table:table-cell>
          <table:table-cell office:value-type="float" office:value="17.858375" calcext:value-type="float">
            <text:p>17.858375</text:p>
          </table:table-cell>
          <table:table-cell office:value-type="float" office:value="11.087445" calcext:value-type="float">
            <text:p>11.087445</text:p>
          </table:table-cell>
          <table:table-cell office:value-type="float" office:value="2.2742" calcext:value-type="float">
            <text:p>2.2742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3.577527" calcext:value-type="float">
            <text:p>3.577527</text:p>
          </table:table-cell>
          <table:table-cell/>
          <table:table-cell office:value-type="float" office:value="0.133299" calcext:value-type="float">
            <text:p>0.133299</text:p>
          </table:table-cell>
          <table:table-cell office:value-type="float" office:value="1.05280917032631" calcext:value-type="float">
            <text:p>1.05280917032631</text:p>
          </table:table-cell>
          <table:table-cell office:value-type="float" office:value="0.00135792420097192" calcext:value-type="float">
            <text:p>0.00135792420097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7148531" calcext:value-type="float">
            <text:p>397148531</text:p>
          </table:table-cell>
          <table:table-cell office:value-type="float" office:value="2668735116" calcext:value-type="float">
            <text:p>2668735116</text:p>
          </table:table-cell>
          <table:table-cell office:value-type="float" office:value="0.492093" calcext:value-type="float">
            <text:p>4.92E-01</text:p>
          </table:table-cell>
          <table:table-cell/>
          <table:table-cell office:value-type="float" office:value="42.482879" calcext:value-type="float">
            <text:p>42.482879</text:p>
          </table:table-cell>
          <table:table-cell office:value-type="float" office:value="3.414078" calcext:value-type="float">
            <text:p>3.414078</text:p>
          </table:table-cell>
          <table:table-cell office:value-type="float" office:value="17.858375" calcext:value-type="float">
            <text:p>17.858375</text:p>
          </table:table-cell>
          <table:table-cell office:value-type="float" office:value="11.087445" calcext:value-type="float">
            <text:p>11.087445</text:p>
          </table:table-cell>
          <table:table-cell office:value-type="float" office:value="2.2742" calcext:value-type="float">
            <text:p>2.2742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3.577527" calcext:value-type="float">
            <text:p>3.577527</text:p>
          </table:table-cell>
          <table:table-cell/>
          <table:table-cell office:value-type="float" office:value="0.133299" calcext:value-type="float">
            <text:p>0.133299</text:p>
          </table:table-cell>
          <table:table-cell office:value-type="float" office:value="1.05280917032631" calcext:value-type="float">
            <text:p>1.05280917032631</text:p>
          </table:table-cell>
          <table:table-cell office:value-type="float" office:value="0.00135792420097192" calcext:value-type="float">
            <text:p>0.00135792420097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7148531" calcext:value-type="float">
            <text:p>397148531</text:p>
          </table:table-cell>
          <table:table-cell office:value-type="float" office:value="2668735116" calcext:value-type="float">
            <text:p>2668735116</text:p>
          </table:table-cell>
          <table:table-cell office:value-type="float" office:value="0.492093" calcext:value-type="float">
            <text:p>4.92E-01</text:p>
          </table:table-cell>
          <table:table-cell/>
          <table:table-cell office:value-type="float" office:value="42.482879" calcext:value-type="float">
            <text:p>42.482879</text:p>
          </table:table-cell>
          <table:table-cell office:value-type="float" office:value="3.414078" calcext:value-type="float">
            <text:p>3.414078</text:p>
          </table:table-cell>
          <table:table-cell office:value-type="float" office:value="17.858375" calcext:value-type="float">
            <text:p>17.858375</text:p>
          </table:table-cell>
          <table:table-cell office:value-type="float" office:value="11.087445" calcext:value-type="float">
            <text:p>11.087445</text:p>
          </table:table-cell>
          <table:table-cell office:value-type="float" office:value="2.2742" calcext:value-type="float">
            <text:p>2.2742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3.577527" calcext:value-type="float">
            <text:p>3.577527</text:p>
          </table:table-cell>
          <table:table-cell/>
          <table:table-cell office:value-type="float" office:value="0.133299" calcext:value-type="float">
            <text:p>0.133299</text:p>
          </table:table-cell>
          <table:table-cell office:value-type="float" office:value="1.05280917032631" calcext:value-type="float">
            <text:p>1.05280917032631</text:p>
          </table:table-cell>
          <table:table-cell office:value-type="float" office:value="0.00135792420097192" calcext:value-type="float">
            <text:p>0.0013579242009719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512" calcext:value-type="float">
            <text:p>1512</text:p>
          </table:table-cell>
          <table:table-cell/>
          <table:table-cell table:formula="of:=[.I25]" office:value-type="float" office:value="41.790066" calcext:value-type="float">
            <text:p>41.790066</text:p>
          </table:table-cell>
          <table:table-cell/>
          <table:table-cell table:formula="of:=[.A52]/[.A$71]" office:value-type="float" office:value="42" calcext:value-type="float">
            <text:p>42</text:p>
          </table:table-cell>
          <table:table-cell table:formula="of:=[.E6]/[.E$25]" office:value-type="float" office:value="8.09753257648369" calcext:value-type="float">
            <text:p>8.09753257648369</text:p>
          </table:table-cell>
          <table:table-cell table:style-name="Default" table:formula="of:=[.F6]/[.F$25]" office:value-type="float" office:value="51.3289990869629" calcext:value-type="float">
            <text:p>51.3289990869629</text:p>
          </table:table-cell>
          <table:table-cell/>
          <table:table-cell table:formula="of:=[.F29]/[.F$48]" office:value-type="float" office:value="46.7675538091882" calcext:value-type="float">
            <text:p>46.7675538091882</text:p>
          </table:table-cell>
          <table:table-cell/>
          <table:table-cell table:formula="of:=SUM([.J6:.O6])" office:value-type="float" office:value="57.017371" calcext:value-type="float">
            <text:p>57.017371</text:p>
          </table:table-cell>
          <table:table-cell/>
          <table:table-cell table:formula="of:=[.J6] / [.$K52]" office:value-type="float" office:value="0.0451536427381052" calcext:value-type="float">
            <text:p>0.0451536427381052</text:p>
          </table:table-cell>
          <table:table-cell table:formula="of:=[.K6] / [.$K52]" office:value-type="float" office:value="0.35886463442869" calcext:value-type="float">
            <text:p>0.35886463442869</text:p>
          </table:table-cell>
          <table:table-cell table:formula="of:=[.L6] / [.$K52]" office:value-type="float" office:value="0.339636161056952" calcext:value-type="float">
            <text:p>0.339636161056952</text:p>
          </table:table-cell>
          <table:table-cell table:formula="of:=[.M6] / [.$K52]" office:value-type="float" office:value="0.0207552887698032" calcext:value-type="float">
            <text:p>0.0207552887698032</text:p>
          </table:table-cell>
          <table:table-cell table:formula="of:=[.N6] / [.$K52]" office:value-type="float" office:value="0.0305281525519653" calcext:value-type="float">
            <text:p>0.0305281525519653</text:p>
          </table:table-cell>
          <table:table-cell table:formula="of:=[.O6] / [.$K52]" office:value-type="float" office:value="0.205062120454484" calcext:value-type="float">
            <text:p>0.205062120454484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9 iterations, starting with 1 graphs having 17 nodes" calcext:value-type="string">
            <text:p>for 9 iterations, starting with 1 graphs having 17 nodes</text:p>
          </table:table-cell>
        </table:table-row>
        <table:table-row table:style-name="ro1">
          <table:table-cell table:formula="of:=[.A7]*[.B7]*[.C7]" office:value-type="float" office:value="1476" calcext:value-type="float">
            <text:p>1476</text:p>
          </table:table-cell>
          <table:table-cell/>
          <table:table-cell table:formula="of:=[.C52]" office:value-type="float" office:value="41.790066" calcext:value-type="float">
            <text:p>41.790066</text:p>
          </table:table-cell>
          <table:table-cell/>
          <table:table-cell table:formula="of:=[.A53]/[.A$71]" office:value-type="float" office:value="41" calcext:value-type="float">
            <text:p>41</text:p>
          </table:table-cell>
          <table:table-cell table:formula="of:=[.E7]/[.E$25]" office:value-type="float" office:value="8.05181466353391" calcext:value-type="float">
            <text:p>8.05181466353391</text:p>
          </table:table-cell>
          <table:table-cell table:style-name="Default" table:formula="of:=[.F7]/[.F$25]" office:value-type="float" office:value="50.0266433074696" calcext:value-type="float">
            <text:p>50.0266433074696</text:p>
          </table:table-cell>
          <table:table-cell/>
          <table:table-cell table:formula="of:=[.F30]/[.F$48]" office:value-type="float" office:value="43.2163916053481" calcext:value-type="float">
            <text:p>43.2163916053481</text:p>
          </table:table-cell>
          <table:table-cell/>
          <table:table-cell table:formula="of:=SUM([.J7:.O7])" office:value-type="float" office:value="55.682934" calcext:value-type="float">
            <text:p>55.682934</text:p>
          </table:table-cell>
          <table:table-cell/>
          <table:table-cell table:formula="of:=[.J7] / [.$K53]" office:value-type="float" office:value="0.0448693310593152" calcext:value-type="float">
            <text:p>0.0448693310593152</text:p>
          </table:table-cell>
          <table:table-cell table:formula="of:=[.K7] / [.$K53]" office:value-type="float" office:value="0.365088861876423" calcext:value-type="float">
            <text:p>0.365088861876423</text:p>
          </table:table-cell>
          <table:table-cell table:formula="of:=[.L7] / [.$K53]" office:value-type="float" office:value="0.338689821912042" calcext:value-type="float">
            <text:p>0.338689821912042</text:p>
          </table:table-cell>
          <table:table-cell table:formula="of:=[.M7] / [.$K53]" office:value-type="float" office:value="0.0180713537831897" calcext:value-type="float">
            <text:p>0.0180713537831897</text:p>
          </table:table-cell>
          <table:table-cell table:formula="of:=[.N7] / [.$K53]" office:value-type="float" office:value="0.0270032286732592" calcext:value-type="float">
            <text:p>0.0270032286732592</text:p>
          </table:table-cell>
          <table:table-cell table:formula="of:=[.O7] / [.$K53]" office:value-type="float" office:value="0.20627740269577" calcext:value-type="float">
            <text:p>0.20627740269577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368" calcext:value-type="float">
            <text:p>1368</text:p>
          </table:table-cell>
          <table:table-cell/>
          <table:table-cell table:formula="of:=[.C53]" office:value-type="float" office:value="41.790066" calcext:value-type="float">
            <text:p>41.790066</text:p>
          </table:table-cell>
          <table:table-cell/>
          <table:table-cell table:formula="of:=[.A54]/[.A$71]" office:value-type="float" office:value="38" calcext:value-type="float">
            <text:p>38</text:p>
          </table:table-cell>
          <table:table-cell table:formula="of:=[.E8]/[.E$25]" office:value-type="float" office:value="7.87101389172837" calcext:value-type="float">
            <text:p>7.87101389172837</text:p>
          </table:table-cell>
          <table:table-cell table:style-name="Default" table:formula="of:=[.F8]/[.F$25]" office:value-type="float" office:value="46.1743319930269" calcext:value-type="float">
            <text:p>46.1743319930269</text:p>
          </table:table-cell>
          <table:table-cell/>
          <table:table-cell table:formula="of:=[.F31]/[.F$48]" office:value-type="float" office:value="39.7164908815926" calcext:value-type="float">
            <text:p>39.7164908815926</text:p>
          </table:table-cell>
          <table:table-cell/>
          <table:table-cell table:formula="of:=SUM([.J8:.O8])" office:value-type="float" office:value="56.154217" calcext:value-type="float">
            <text:p>56.154217</text:p>
          </table:table-cell>
          <table:table-cell/>
          <table:table-cell table:formula="of:=[.J8] / [.$K54]" office:value-type="float" office:value="0.0461745019078442" calcext:value-type="float">
            <text:p>0.0461745019078442</text:p>
          </table:table-cell>
          <table:table-cell table:formula="of:=[.K8] / [.$K54]" office:value-type="float" office:value="0.359946431093501" calcext:value-type="float">
            <text:p>0.359946431093501</text:p>
          </table:table-cell>
          <table:table-cell table:formula="of:=[.L8] / [.$K54]" office:value-type="float" office:value="0.337699802670207" calcext:value-type="float">
            <text:p>0.337699802670207</text:p>
          </table:table-cell>
          <table:table-cell table:formula="of:=[.M8] / [.$K54]" office:value-type="float" office:value="0.0226762310656028" calcext:value-type="float">
            <text:p>0.0226762310656028</text:p>
          </table:table-cell>
          <table:table-cell table:formula="of:=[.N8] / [.$K54]" office:value-type="float" office:value="0.0331515084610654" calcext:value-type="float">
            <text:p>0.0331515084610654</text:p>
          </table:table-cell>
          <table:table-cell table:formula="of:=[.O8] / [.$K54]" office:value-type="float" office:value="0.200351524801779" calcext:value-type="float">
            <text:p>0.200351524801779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260" calcext:value-type="float">
            <text:p>1260</text:p>
          </table:table-cell>
          <table:table-cell/>
          <table:table-cell table:formula="of:=[.C54]" office:value-type="float" office:value="41.790066" calcext:value-type="float">
            <text:p>41.790066</text:p>
          </table:table-cell>
          <table:table-cell/>
          <table:table-cell table:formula="of:=[.A55]/[.A$71]" office:value-type="float" office:value="35" calcext:value-type="float">
            <text:p>35</text:p>
          </table:table-cell>
          <table:table-cell table:formula="of:=[.E9]/[.E$25]" office:value-type="float" office:value="7.64374475438795" calcext:value-type="float">
            <text:p>7.64374475438795</text:p>
          </table:table-cell>
          <table:table-cell table:style-name="Default" table:formula="of:=[.F9]/[.F$25]" office:value-type="float" office:value="42.3951259127159" calcext:value-type="float">
            <text:p>42.3951259127159</text:p>
          </table:table-cell>
          <table:table-cell/>
          <table:table-cell table:formula="of:=[.F32]/[.F$48]" office:value-type="float" office:value="36.2190737973562" calcext:value-type="float">
            <text:p>36.2190737973562</text:p>
          </table:table-cell>
          <table:table-cell/>
          <table:table-cell table:formula="of:=SUM([.J9:.O9])" office:value-type="float" office:value="57.608475" calcext:value-type="float">
            <text:p>57.608475</text:p>
          </table:table-cell>
          <table:table-cell/>
          <table:table-cell table:formula="of:=[.J9] / [.$K55]" office:value-type="float" office:value="0.0542596900890017" calcext:value-type="float">
            <text:p>0.0542596900890017</text:p>
          </table:table-cell>
          <table:table-cell table:formula="of:=[.K9] / [.$K55]" office:value-type="float" office:value="0.351562647683349" calcext:value-type="float">
            <text:p>0.351562647683349</text:p>
          </table:table-cell>
          <table:table-cell table:formula="of:=[.L9] / [.$K55]" office:value-type="float" office:value="0.329740979951301" calcext:value-type="float">
            <text:p>0.329740979951301</text:p>
          </table:table-cell>
          <table:table-cell table:formula="of:=[.M9] / [.$K55]" office:value-type="float" office:value="0.0305326950591905" calcext:value-type="float">
            <text:p>0.0305326950591905</text:p>
          </table:table-cell>
          <table:table-cell table:formula="of:=[.N9] / [.$K55]" office:value-type="float" office:value="0.0420185571654171" calcext:value-type="float">
            <text:p>0.0420185571654171</text:p>
          </table:table-cell>
          <table:table-cell table:formula="of:=[.O9] / [.$K55]" office:value-type="float" office:value="0.191885430051742" calcext:value-type="float">
            <text:p>0.191885430051742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152" calcext:value-type="float">
            <text:p>1152</text:p>
          </table:table-cell>
          <table:table-cell/>
          <table:table-cell table:formula="of:=[.C55]" office:value-type="float" office:value="41.790066" calcext:value-type="float">
            <text:p>41.790066</text:p>
          </table:table-cell>
          <table:table-cell/>
          <table:table-cell table:formula="of:=[.A56]/[.A$71]" office:value-type="float" office:value="32" calcext:value-type="float">
            <text:p>32</text:p>
          </table:table-cell>
          <table:table-cell table:formula="of:=[.E10]/[.E$25]" office:value-type="float" office:value="7.36152173839779" calcext:value-type="float">
            <text:p>7.36152173839779</text:p>
          </table:table-cell>
          <table:table-cell table:style-name="Default" table:formula="of:=[.F10]/[.F$25]" office:value-type="float" office:value="38.6202004076992" calcext:value-type="float">
            <text:p>38.6202004076992</text:p>
          </table:table-cell>
          <table:table-cell/>
          <table:table-cell table:formula="of:=[.F33]/[.F$48]" office:value-type="float" office:value="32.7521903736212" calcext:value-type="float">
            <text:p>32.7521903736212</text:p>
          </table:table-cell>
          <table:table-cell/>
          <table:table-cell table:formula="of:=SUM([.J10:.O10])" office:value-type="float" office:value="56.075878" calcext:value-type="float">
            <text:p>56.075878</text:p>
          </table:table-cell>
          <table:table-cell/>
          <table:table-cell table:formula="of:=[.J10] / [.$K56]" office:value-type="float" office:value="0.0497407459228726" calcext:value-type="float">
            <text:p>0.0497407459228726</text:p>
          </table:table-cell>
          <table:table-cell table:formula="of:=[.K10] / [.$K56]" office:value-type="float" office:value="0.35845177493253" calcext:value-type="float">
            <text:p>0.35845177493253</text:p>
          </table:table-cell>
          <table:table-cell table:formula="of:=[.L10] / [.$K56]" office:value-type="float" office:value="0.340408223300579" calcext:value-type="float">
            <text:p>0.340408223300579</text:p>
          </table:table-cell>
          <table:table-cell table:formula="of:=[.M10] / [.$K56]" office:value-type="float" office:value="0.02253685622185" calcext:value-type="float">
            <text:p>0.02253685622185</text:p>
          </table:table-cell>
          <table:table-cell table:formula="of:=[.N10] / [.$K56]" office:value-type="float" office:value="0.0335287126489575" calcext:value-type="float">
            <text:p>0.0335287126489575</text:p>
          </table:table-cell>
          <table:table-cell table:formula="of:=[.O10] / [.$K56]" office:value-type="float" office:value="0.195333686973212" calcext:value-type="float">
            <text:p>0.195333686973212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1044" calcext:value-type="float">
            <text:p>1044</text:p>
          </table:table-cell>
          <table:table-cell/>
          <table:table-cell table:formula="of:=[.C56]" office:value-type="float" office:value="41.790066" calcext:value-type="float">
            <text:p>41.790066</text:p>
          </table:table-cell>
          <table:table-cell/>
          <table:table-cell table:formula="of:=[.A57]/[.A$71]" office:value-type="float" office:value="29" calcext:value-type="float">
            <text:p>29</text:p>
          </table:table-cell>
          <table:table-cell table:formula="of:=[.E11]/[.E$25]" office:value-type="float" office:value="7.10982891521894" calcext:value-type="float">
            <text:p>7.10982891521894</text:p>
          </table:table-cell>
          <table:table-cell table:style-name="Default" table:formula="of:=[.F11]/[.F$25]" office:value-type="float" office:value="34.8425722867329" calcext:value-type="float">
            <text:p>34.8425722867329</text:p>
          </table:table-cell>
          <table:table-cell/>
          <table:table-cell table:formula="of:=[.F34]/[.F$48]" office:value-type="float" office:value="29.2580048832392" calcext:value-type="float">
            <text:p>29.2580048832392</text:p>
          </table:table-cell>
          <table:table-cell/>
          <table:table-cell table:formula="of:=SUM([.J11:.O11])" office:value-type="float" office:value="56.259554" calcext:value-type="float">
            <text:p>56.259554</text:p>
          </table:table-cell>
          <table:table-cell/>
          <table:table-cell table:formula="of:=[.J11] / [.$K57]" office:value-type="float" office:value="0.0506867864611938" calcext:value-type="float">
            <text:p>0.0506867864611938</text:p>
          </table:table-cell>
          <table:table-cell table:formula="of:=[.K11] / [.$K57]" office:value-type="float" office:value="0.355240462802105" calcext:value-type="float">
            <text:p>0.355240462802105</text:p>
          </table:table-cell>
          <table:table-cell table:formula="of:=[.L11] / [.$K57]" office:value-type="float" office:value="0.342638585439195" calcext:value-type="float">
            <text:p>0.342638585439195</text:p>
          </table:table-cell>
          <table:table-cell table:formula="of:=[.M11] / [.$K57]" office:value-type="float" office:value="0.0238135730688516" calcext:value-type="float">
            <text:p>0.0238135730688516</text:p>
          </table:table-cell>
          <table:table-cell table:formula="of:=[.N11] / [.$K57]" office:value-type="float" office:value="0.0352060025218117" calcext:value-type="float">
            <text:p>0.0352060025218117</text:p>
          </table:table-cell>
          <table:table-cell table:formula="of:=[.O11] / [.$K57]" office:value-type="float" office:value="0.192414589706843" calcext:value-type="float">
            <text:p>0.192414589706843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936" calcext:value-type="float">
            <text:p>936</text:p>
          </table:table-cell>
          <table:table-cell/>
          <table:table-cell table:formula="of:=[.C57]" office:value-type="float" office:value="41.790066" calcext:value-type="float">
            <text:p>41.790066</text:p>
          </table:table-cell>
          <table:table-cell/>
          <table:table-cell table:formula="of:=[.A58]/[.A$71]" office:value-type="float" office:value="26" calcext:value-type="float">
            <text:p>26</text:p>
          </table:table-cell>
          <table:table-cell table:formula="of:=[.E12]/[.E$25]" office:value-type="float" office:value="6.67470208602294" calcext:value-type="float">
            <text:p>6.67470208602294</text:p>
          </table:table-cell>
          <table:table-cell table:style-name="Default" table:formula="of:=[.F12]/[.F$25]" office:value-type="float" office:value="31.1391183554323" calcext:value-type="float">
            <text:p>31.1391183554323</text:p>
          </table:table-cell>
          <table:table-cell/>
          <table:table-cell table:formula="of:=[.F35]/[.F$48]" office:value-type="float" office:value="25.8035846986622" calcext:value-type="float">
            <text:p>25.8035846986622</text:p>
          </table:table-cell>
          <table:table-cell/>
          <table:table-cell table:formula="of:=SUM([.J12:.O12])" office:value-type="float" office:value="54.908507" calcext:value-type="float">
            <text:p>54.908507</text:p>
          </table:table-cell>
          <table:table-cell/>
          <table:table-cell table:formula="of:=[.J12] / [.$K58]" office:value-type="float" office:value="0.0467644294171029" calcext:value-type="float">
            <text:p>0.0467644294171029</text:p>
          </table:table-cell>
          <table:table-cell table:formula="of:=[.K12] / [.$K58]" office:value-type="float" office:value="0.368395611266575" calcext:value-type="float">
            <text:p>0.368395611266575</text:p>
          </table:table-cell>
          <table:table-cell table:formula="of:=[.L12] / [.$K58]" office:value-type="float" office:value="0.345956847815949" calcext:value-type="float">
            <text:p>0.345956847815949</text:p>
          </table:table-cell>
          <table:table-cell table:formula="of:=[.M12] / [.$K58]" office:value-type="float" office:value="0.0179593482663807" calcext:value-type="float">
            <text:p>0.0179593482663807</text:p>
          </table:table-cell>
          <table:table-cell table:formula="of:=[.N12] / [.$K58]" office:value-type="float" office:value="0.0295659468577428" calcext:value-type="float">
            <text:p>0.0295659468577428</text:p>
          </table:table-cell>
          <table:table-cell table:formula="of:=[.O12] / [.$K58]" office:value-type="float" office:value="0.191357816376249" calcext:value-type="float">
            <text:p>0.191357816376249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828" calcext:value-type="float">
            <text:p>828</text:p>
          </table:table-cell>
          <table:table-cell/>
          <table:table-cell table:formula="of:=[.C58]" office:value-type="float" office:value="41.790066" calcext:value-type="float">
            <text:p>41.790066</text:p>
          </table:table-cell>
          <table:table-cell/>
          <table:table-cell table:formula="of:=[.A59]/[.A$71]" office:value-type="float" office:value="23" calcext:value-type="float">
            <text:p>23</text:p>
          </table:table-cell>
          <table:table-cell table:formula="of:=[.E13]/[.E$25]" office:value-type="float" office:value="6.43483602969226" calcext:value-type="float">
            <text:p>6.43483602969226</text:p>
          </table:table-cell>
          <table:table-cell table:style-name="Default" table:formula="of:=[.F13]/[.F$25]" office:value-type="float" office:value="27.359925376013" calcext:value-type="float">
            <text:p>27.359925376013</text:p>
          </table:table-cell>
          <table:table-cell/>
          <table:table-cell table:formula="of:=[.F36]/[.F$48]" office:value-type="float" office:value="22.3011568451217" calcext:value-type="float">
            <text:p>22.3011568451217</text:p>
          </table:table-cell>
          <table:table-cell/>
          <table:table-cell table:formula="of:=SUM([.J13:.O13])" office:value-type="float" office:value="56.59035" calcext:value-type="float">
            <text:p>56.59035</text:p>
          </table:table-cell>
          <table:table-cell/>
          <table:table-cell table:formula="of:=[.J13] / [.$K59]" office:value-type="float" office:value="0.0520651665875896" calcext:value-type="float">
            <text:p>0.0520651665875896</text:p>
          </table:table-cell>
          <table:table-cell table:formula="of:=[.K13] / [.$K59]" office:value-type="float" office:value="0.350862311330465" calcext:value-type="float">
            <text:p>0.350862311330465</text:p>
          </table:table-cell>
          <table:table-cell table:formula="of:=[.L13] / [.$K59]" office:value-type="float" office:value="0.336739815180503" calcext:value-type="float">
            <text:p>0.336739815180503</text:p>
          </table:table-cell>
          <table:table-cell table:formula="of:=[.M13] / [.$K59]" office:value-type="float" office:value="0.0257033222095287" calcext:value-type="float">
            <text:p>0.0257033222095287</text:p>
          </table:table-cell>
          <table:table-cell table:formula="of:=[.N13] / [.$K59]" office:value-type="float" office:value="0.0479955328072719" calcext:value-type="float">
            <text:p>0.0479955328072719</text:p>
          </table:table-cell>
          <table:table-cell table:formula="of:=[.O13] / [.$K59]" office:value-type="float" office:value="0.186633851884641" calcext:value-type="float">
            <text:p>0.186633851884641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720" calcext:value-type="float">
            <text:p>720</text:p>
          </table:table-cell>
          <table:table-cell/>
          <table:table-cell table:formula="of:=[.C59]" office:value-type="float" office:value="41.790066" calcext:value-type="float">
            <text:p>41.790066</text:p>
          </table:table-cell>
          <table:table-cell/>
          <table:table-cell table:formula="of:=[.A60]/[.A$71]" office:value-type="float" office:value="20" calcext:value-type="float">
            <text:p>20</text:p>
          </table:table-cell>
          <table:table-cell table:formula="of:=[.E14]/[.E$25]" office:value-type="float" office:value="6.08758464940161" calcext:value-type="float">
            <text:p>6.08758464940161</text:p>
          </table:table-cell>
          <table:table-cell table:style-name="Default" table:formula="of:=[.F14]/[.F$25]" office:value-type="float" office:value="23.6074808825385" calcext:value-type="float">
            <text:p>23.6074808825385</text:p>
          </table:table-cell>
          <table:table-cell/>
          <table:table-cell table:formula="of:=[.F37]/[.F$48]" office:value-type="float" office:value="19.9720961381467" calcext:value-type="float">
            <text:p>19.9720961381467</text:p>
          </table:table-cell>
          <table:table-cell/>
          <table:table-cell table:formula="of:=SUM([.J14:.O14])" office:value-type="float" office:value="55.180435" calcext:value-type="float">
            <text:p>55.180435</text:p>
          </table:table-cell>
          <table:table-cell/>
          <table:table-cell table:formula="of:=[.J14] / [.$K60]" office:value-type="float" office:value="0.049374583582025" calcext:value-type="float">
            <text:p>0.049374583582025</text:p>
          </table:table-cell>
          <table:table-cell table:formula="of:=[.K14] / [.$K60]" office:value-type="float" office:value="0.357152041298696" calcext:value-type="float">
            <text:p>0.357152041298696</text:p>
          </table:table-cell>
          <table:table-cell table:formula="of:=[.L14] / [.$K60]" office:value-type="float" office:value="0.34903066639471" calcext:value-type="float">
            <text:p>0.34903066639471</text:p>
          </table:table-cell>
          <table:table-cell table:formula="of:=[.M14] / [.$K60]" office:value-type="float" office:value="0.0211850631478349" calcext:value-type="float">
            <text:p>0.0211850631478349</text:p>
          </table:table-cell>
          <table:table-cell table:formula="of:=[.N14] / [.$K60]" office:value-type="float" office:value="0.0344396523876624" calcext:value-type="float">
            <text:p>0.0344396523876624</text:p>
          </table:table-cell>
          <table:table-cell table:formula="of:=[.O14] / [.$K60]" office:value-type="float" office:value="0.188817993189071" calcext:value-type="float">
            <text:p>0.188817993189071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648" calcext:value-type="float">
            <text:p>648</text:p>
          </table:table-cell>
          <table:table-cell/>
          <table:table-cell table:formula="of:=[.C60]" office:value-type="float" office:value="41.790066" calcext:value-type="float">
            <text:p>41.790066</text:p>
          </table:table-cell>
          <table:table-cell/>
          <table:table-cell table:formula="of:=[.A61]/[.A$71]" office:value-type="float" office:value="18" calcext:value-type="float">
            <text:p>18</text:p>
          </table:table-cell>
          <table:table-cell table:formula="of:=[.E15]/[.E$25]" office:value-type="float" office:value="5.8226166668663" calcext:value-type="float">
            <text:p>5.8226166668663</text:p>
          </table:table-cell>
          <table:table-cell table:style-name="Default" table:formula="of:=[.F15]/[.F$25]" office:value-type="float" office:value="21.1074200495425" calcext:value-type="float">
            <text:p>21.1074200495425</text:p>
          </table:table-cell>
          <table:table-cell/>
          <table:table-cell table:formula="of:=[.F38]/[.F$48]" office:value-type="float" office:value="17.6588322720598" calcext:value-type="float">
            <text:p>17.6588322720598</text:p>
          </table:table-cell>
          <table:table-cell/>
          <table:table-cell table:formula="of:=SUM([.J15:.O15])" office:value-type="float" office:value="48.427871" calcext:value-type="float">
            <text:p>48.427871</text:p>
          </table:table-cell>
          <table:table-cell/>
          <table:table-cell table:formula="of:=[.J15] / [.$K61]" office:value-type="float" office:value="0.0399325421511922" calcext:value-type="float">
            <text:p>0.0399325421511922</text:p>
          </table:table-cell>
          <table:table-cell table:formula="of:=[.K15] / [.$K61]" office:value-type="float" office:value="0.402147474127037" calcext:value-type="float">
            <text:p>0.402147474127037</text:p>
          </table:table-cell>
          <table:table-cell table:formula="of:=[.L15] / [.$K61]" office:value-type="float" office:value="0.296151342271478" calcext:value-type="float">
            <text:p>0.296151342271478</text:p>
          </table:table-cell>
          <table:table-cell table:formula="of:=[.M15] / [.$K61]" office:value-type="float" office:value="0.0216844758672129" calcext:value-type="float">
            <text:p>0.0216844758672129</text:p>
          </table:table-cell>
          <table:table-cell table:formula="of:=[.N15] / [.$K61]" office:value-type="float" office:value="0.0321121075093307" calcext:value-type="float">
            <text:p>0.0321121075093307</text:p>
          </table:table-cell>
          <table:table-cell table:formula="of:=[.O15] / [.$K61]" office:value-type="float" office:value="0.207972058073748" calcext:value-type="float">
            <text:p>0.207972058073748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76" calcext:value-type="float">
            <text:p>576</text:p>
          </table:table-cell>
          <table:table-cell/>
          <table:table-cell table:formula="of:=[.C61]" office:value-type="float" office:value="41.790066" calcext:value-type="float">
            <text:p>41.790066</text:p>
          </table:table-cell>
          <table:table-cell/>
          <table:table-cell table:formula="of:=[.A62]/[.A$71]" office:value-type="float" office:value="16" calcext:value-type="float">
            <text:p>16</text:p>
          </table:table-cell>
          <table:table-cell table:formula="of:=[.E16]/[.E$25]" office:value-type="float" office:value="5.51180348518442" calcext:value-type="float">
            <text:p>5.51180348518442</text:p>
          </table:table-cell>
          <table:table-cell table:style-name="Default" table:formula="of:=[.F16]/[.F$25]" office:value-type="float" office:value="18.6446057946849" calcext:value-type="float">
            <text:p>18.6446057946849</text:p>
          </table:table-cell>
          <table:table-cell/>
          <table:table-cell table:formula="of:=[.F39]/[.F$48]" office:value-type="float" office:value="15.3687029882062" calcext:value-type="float">
            <text:p>15.3687029882062</text:p>
          </table:table-cell>
          <table:table-cell/>
          <table:table-cell table:formula="of:=SUM([.J16:.O16])" office:value-type="float" office:value="48.49223" calcext:value-type="float">
            <text:p>48.49223</text:p>
          </table:table-cell>
          <table:table-cell/>
          <table:table-cell table:formula="of:=[.J16] / [.$K62]" office:value-type="float" office:value="0.0420725959602188" calcext:value-type="float">
            <text:p>0.0420725959602188</text:p>
          </table:table-cell>
          <table:table-cell table:formula="of:=[.K16] / [.$K62]" office:value-type="float" office:value="0.398511658465696" calcext:value-type="float">
            <text:p>0.398511658465696</text:p>
          </table:table-cell>
          <table:table-cell table:formula="of:=[.L16] / [.$K62]" office:value-type="float" office:value="0.293789128691339" calcext:value-type="float">
            <text:p>0.293789128691339</text:p>
          </table:table-cell>
          <table:table-cell table:formula="of:=[.M16] / [.$K62]" office:value-type="float" office:value="0.0246139226841084" calcext:value-type="float">
            <text:p>0.0246139226841084</text:p>
          </table:table-cell>
          <table:table-cell table:formula="of:=[.N16] / [.$K62]" office:value-type="float" office:value="0.0367583012783698" calcext:value-type="float">
            <text:p>0.0367583012783698</text:p>
          </table:table-cell>
          <table:table-cell table:formula="of:=[.O16] / [.$K62]" office:value-type="float" office:value="0.204254392920268" calcext:value-type="float">
            <text:p>0.204254392920268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504" calcext:value-type="float">
            <text:p>504</text:p>
          </table:table-cell>
          <table:table-cell/>
          <table:table-cell table:formula="of:=[.C62]" office:value-type="float" office:value="41.790066" calcext:value-type="float">
            <text:p>41.790066</text:p>
          </table:table-cell>
          <table:table-cell/>
          <table:table-cell table:formula="of:=[.A63]/[.A$71]" office:value-type="float" office:value="14" calcext:value-type="float">
            <text:p>14</text:p>
          </table:table-cell>
          <table:table-cell table:formula="of:=[.E17]/[.E$25]" office:value-type="float" office:value="5.16319451810168" calcext:value-type="float">
            <text:p>5.16319451810168</text:p>
          </table:table-cell>
          <table:table-cell table:style-name="Default" table:formula="of:=[.F17]/[.F$25]" office:value-type="float" office:value="16.1924723018257" calcext:value-type="float">
            <text:p>16.1924723018257</text:p>
          </table:table-cell>
          <table:table-cell/>
          <table:table-cell table:formula="of:=[.F40]/[.F$48]" office:value-type="float" office:value="13.0575815572998" calcext:value-type="float">
            <text:p>13.0575815572998</text:p>
          </table:table-cell>
          <table:table-cell/>
          <table:table-cell table:formula="of:=SUM([.J17:.O17])" office:value-type="float" office:value="50.350311" calcext:value-type="float">
            <text:p>50.350311</text:p>
          </table:table-cell>
          <table:table-cell/>
          <table:table-cell table:formula="of:=[.J17] / [.$K63]" office:value-type="float" office:value="0.0539001040132602" calcext:value-type="float">
            <text:p>0.0539001040132602</text:p>
          </table:table-cell>
          <table:table-cell table:formula="of:=[.K17] / [.$K63]" office:value-type="float" office:value="0.381120744219435" calcext:value-type="float">
            <text:p>0.381120744219435</text:p>
          </table:table-cell>
          <table:table-cell table:formula="of:=[.L17] / [.$K63]" office:value-type="float" office:value="0.283428020931191" calcext:value-type="float">
            <text:p>0.283428020931191</text:p>
          </table:table-cell>
          <table:table-cell table:formula="of:=[.M17] / [.$K63]" office:value-type="float" office:value="0.0388874658589497" calcext:value-type="float">
            <text:p>0.0388874658589497</text:p>
          </table:table-cell>
          <table:table-cell table:formula="of:=[.N17] / [.$K63]" office:value-type="float" office:value="0.0482619263265325" calcext:value-type="float">
            <text:p>0.0482619263265325</text:p>
          </table:table-cell>
          <table:table-cell table:formula="of:=[.O17] / [.$K63]" office:value-type="float" office:value="0.194401738650631" calcext:value-type="float">
            <text:p>0.194401738650631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432" calcext:value-type="float">
            <text:p>432</text:p>
          </table:table-cell>
          <table:table-cell/>
          <table:table-cell table:formula="of:=[.C63]" office:value-type="float" office:value="41.790066" calcext:value-type="float">
            <text:p>41.790066</text:p>
          </table:table-cell>
          <table:table-cell/>
          <table:table-cell table:formula="of:=[.A64]/[.A$71]" office:value-type="float" office:value="12" calcext:value-type="float">
            <text:p>12</text:p>
          </table:table-cell>
          <table:table-cell table:formula="of:=[.E18]/[.E$25]" office:value-type="float" office:value="4.77582472770284" calcext:value-type="float">
            <text:p>4.77582472770284</text:p>
          </table:table-cell>
          <table:table-cell table:style-name="Default" table:formula="of:=[.F18]/[.F$25]" office:value-type="float" office:value="13.7497305145066" calcext:value-type="float">
            <text:p>13.7497305145066</text:p>
          </table:table-cell>
          <table:table-cell/>
          <table:table-cell table:formula="of:=[.F41]/[.F$48]" office:value-type="float" office:value="10.8093614038539" calcext:value-type="float">
            <text:p>10.8093614038539</text:p>
          </table:table-cell>
          <table:table-cell/>
          <table:table-cell table:formula="of:=SUM([.J18:.O18])" office:value-type="float" office:value="47.488734" calcext:value-type="float">
            <text:p>47.488734</text:p>
          </table:table-cell>
          <table:table-cell/>
          <table:table-cell table:formula="of:=[.J18] / [.$K64]" office:value-type="float" office:value="0.0461744252857952" calcext:value-type="float">
            <text:p>0.0461744252857952</text:p>
          </table:table-cell>
          <table:table-cell table:formula="of:=[.K18] / [.$K64]" office:value-type="float" office:value="0.399632952944166" calcext:value-type="float">
            <text:p>0.399632952944166</text:p>
          </table:table-cell>
          <table:table-cell table:formula="of:=[.L18] / [.$K64]" office:value-type="float" office:value="0.292581688953847" calcext:value-type="float">
            <text:p>0.292581688953847</text:p>
          </table:table-cell>
          <table:table-cell table:formula="of:=[.M18] / [.$K64]" office:value-type="float" office:value="0.0236105262355488" calcext:value-type="float">
            <text:p>0.0236105262355488</text:p>
          </table:table-cell>
          <table:table-cell table:formula="of:=[.N18] / [.$K64]" office:value-type="float" office:value="0.0367979276937557" calcext:value-type="float">
            <text:p>0.0367979276937557</text:p>
          </table:table-cell>
          <table:table-cell table:formula="of:=[.O18] / [.$K64]" office:value-type="float" office:value="0.201202478886887" calcext:value-type="float">
            <text:p>0.201202478886887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360" calcext:value-type="float">
            <text:p>360</text:p>
          </table:table-cell>
          <table:table-cell/>
          <table:table-cell table:formula="of:=[.C64]" office:value-type="float" office:value="41.790066" calcext:value-type="float">
            <text:p>41.790066</text:p>
          </table:table-cell>
          <table:table-cell/>
          <table:table-cell table:formula="of:=[.A65]/[.A$71]" office:value-type="float" office:value="10" calcext:value-type="float">
            <text:p>10</text:p>
          </table:table-cell>
          <table:table-cell table:formula="of:=[.E19]/[.E$25]" office:value-type="float" office:value="4.39207041263864" calcext:value-type="float">
            <text:p>4.39207041263864</text:p>
          </table:table-cell>
          <table:table-cell table:style-name="Default" table:formula="of:=[.F19]/[.F$25]" office:value-type="float" office:value="11.3107099151961" calcext:value-type="float">
            <text:p>11.3107099151961</text:p>
          </table:table-cell>
          <table:table-cell/>
          <table:table-cell table:formula="of:=[.F42]/[.F$48]" office:value-type="float" office:value="8.42405178438848" calcext:value-type="float">
            <text:p>8.42405178438848</text:p>
          </table:table-cell>
          <table:table-cell/>
          <table:table-cell table:formula="of:=SUM([.J19:.O19])" office:value-type="float" office:value="48.729804" calcext:value-type="float">
            <text:p>48.729804</text:p>
          </table:table-cell>
          <table:table-cell/>
          <table:table-cell table:formula="of:=[.J19] / [.$K65]" office:value-type="float" office:value="0.0553253405246613" calcext:value-type="float">
            <text:p>0.0553253405246613</text:p>
          </table:table-cell>
          <table:table-cell table:formula="of:=[.K19] / [.$K65]" office:value-type="float" office:value="0.384063334217392" calcext:value-type="float">
            <text:p>0.384063334217392</text:p>
          </table:table-cell>
          <table:table-cell table:formula="of:=[.L19] / [.$K65]" office:value-type="float" office:value="0.290979376810135" calcext:value-type="float">
            <text:p>0.290979376810135</text:p>
          </table:table-cell>
          <table:table-cell table:formula="of:=[.M19] / [.$K65]" office:value-type="float" office:value="0.0301911126094412" calcext:value-type="float">
            <text:p>0.0301911126094412</text:p>
          </table:table-cell>
          <table:table-cell table:formula="of:=[.N19] / [.$K65]" office:value-type="float" office:value="0.0460574600300055" calcext:value-type="float">
            <text:p>0.0460574600300055</text:p>
          </table:table-cell>
          <table:table-cell table:formula="of:=[.O19] / [.$K65]" office:value-type="float" office:value="0.193383375808366" calcext:value-type="float">
            <text:p>0.193383375808366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88" calcext:value-type="float">
            <text:p>288</text:p>
          </table:table-cell>
          <table:table-cell/>
          <table:table-cell table:formula="of:=[.C65]" office:value-type="float" office:value="41.790066" calcext:value-type="float">
            <text:p>41.790066</text:p>
          </table:table-cell>
          <table:table-cell/>
          <table:table-cell table:formula="of:=[.A66]/[.A$71]" office:value-type="float" office:value="8" calcext:value-type="float">
            <text:p>8</text:p>
          </table:table-cell>
          <table:table-cell table:formula="of:=[.E20]/[.E$25]" office:value-type="float" office:value="3.97591400994763" calcext:value-type="float">
            <text:p>3.97591400994763</text:p>
          </table:table-cell>
          <table:table-cell table:style-name="Default" table:formula="of:=[.F20]/[.F$25]" office:value-type="float" office:value="8.91124159157061" calcext:value-type="float">
            <text:p>8.91124159157061</text:p>
          </table:table-cell>
          <table:table-cell/>
          <table:table-cell table:formula="of:=[.F43]/[.F$48]" office:value-type="float" office:value="6.23086054974367" calcext:value-type="float">
            <text:p>6.23086054974367</text:p>
          </table:table-cell>
          <table:table-cell/>
          <table:table-cell table:formula="of:=SUM([.J20:.O20])" office:value-type="float" office:value="47.745278" calcext:value-type="float">
            <text:p>47.745278</text:p>
          </table:table-cell>
          <table:table-cell/>
          <table:table-cell table:formula="of:=[.J20] / [.$K66]" office:value-type="float" office:value="0.0593208191184896" calcext:value-type="float">
            <text:p>0.0593208191184896</text:p>
          </table:table-cell>
          <table:table-cell table:formula="of:=[.K20] / [.$K66]" office:value-type="float" office:value="0.385512447953492" calcext:value-type="float">
            <text:p>0.385512447953492</text:p>
          </table:table-cell>
          <table:table-cell table:formula="of:=[.L20] / [.$K66]" office:value-type="float" office:value="0.280723635120524" calcext:value-type="float">
            <text:p>0.280723635120524</text:p>
          </table:table-cell>
          <table:table-cell table:formula="of:=[.M20] / [.$K66]" office:value-type="float" office:value="0.0335847662254684" calcext:value-type="float">
            <text:p>0.0335847662254684</text:p>
          </table:table-cell>
          <table:table-cell table:formula="of:=[.N20] / [.$K66]" office:value-type="float" office:value="0.0511260610944605" calcext:value-type="float">
            <text:p>0.0511260610944605</text:p>
          </table:table-cell>
          <table:table-cell table:formula="of:=[.O20] / [.$K66]" office:value-type="float" office:value="0.189732270487565" calcext:value-type="float">
            <text:p>0.189732270487565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216" calcext:value-type="float">
            <text:p>216</text:p>
          </table:table-cell>
          <table:table-cell/>
          <table:table-cell table:formula="of:=[.C66]" office:value-type="float" office:value="41.790066" calcext:value-type="float">
            <text:p>41.790066</text:p>
          </table:table-cell>
          <table:table-cell/>
          <table:table-cell table:formula="of:=[.A67]/[.A$71]" office:value-type="float" office:value="6" calcext:value-type="float">
            <text:p>6</text:p>
          </table:table-cell>
          <table:table-cell table:formula="of:=[.E21]/[.E$25]" office:value-type="float" office:value="3.33130487719956" calcext:value-type="float">
            <text:p>3.33130487719956</text:p>
          </table:table-cell>
          <table:table-cell table:style-name="Default" table:formula="of:=[.F21]/[.F$25]" office:value-type="float" office:value="6.57743651225384" calcext:value-type="float">
            <text:p>6.57743651225384</text:p>
          </table:table-cell>
          <table:table-cell/>
          <table:table-cell table:formula="of:=[.F44]/[.F$48]" office:value-type="float" office:value="4.1630106897428" calcext:value-type="float">
            <text:p>4.1630106897428</text:p>
          </table:table-cell>
          <table:table-cell/>
          <table:table-cell table:formula="of:=SUM([.J21:.O21])" office:value-type="float" office:value="46.829986" calcext:value-type="float">
            <text:p>46.829986</text:p>
          </table:table-cell>
          <table:table-cell/>
          <table:table-cell table:formula="of:=[.J21] / [.$K67]" office:value-type="float" office:value="0.0616520790760006" calcext:value-type="float">
            <text:p>0.0616520790760006</text:p>
          </table:table-cell>
          <table:table-cell table:formula="of:=[.K21] / [.$K67]" office:value-type="float" office:value="0.386966269859658" calcext:value-type="float">
            <text:p>0.386966269859658</text:p>
          </table:table-cell>
          <table:table-cell table:formula="of:=[.L21] / [.$K67]" office:value-type="float" office:value="0.284934358084156" calcext:value-type="float">
            <text:p>0.284934358084156</text:p>
          </table:table-cell>
          <table:table-cell table:formula="of:=[.M21] / [.$K67]" office:value-type="float" office:value="0.0327536292665131" calcext:value-type="float">
            <text:p>0.0327536292665131</text:p>
          </table:table-cell>
          <table:table-cell table:formula="of:=[.N21] / [.$K67]" office:value-type="float" office:value="0.0505907902684404" calcext:value-type="float">
            <text:p>0.0505907902684404</text:p>
          </table:table-cell>
          <table:table-cell table:formula="of:=[.O21] / [.$K67]" office:value-type="float" office:value="0.183102873445232" calcext:value-type="float">
            <text:p>0.183102873445232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144" calcext:value-type="float">
            <text:p>144</text:p>
          </table:table-cell>
          <table:table-cell/>
          <table:table-cell table:formula="of:=[.C67]" office:value-type="float" office:value="41.790066" calcext:value-type="float">
            <text:p>41.790066</text:p>
          </table:table-cell>
          <table:table-cell/>
          <table:table-cell table:formula="of:=[.A68]/[.A$71]" office:value-type="float" office:value="4" calcext:value-type="float">
            <text:p>4</text:p>
          </table:table-cell>
          <table:table-cell table:formula="of:=[.E22]/[.E$25]" office:value-type="float" office:value="2.60401850660418" calcext:value-type="float">
            <text:p>2.60401850660418</text:p>
          </table:table-cell>
          <table:table-cell table:style-name="Default" table:formula="of:=[.F22]/[.F$25]" office:value-type="float" office:value="4.29618567534526" calcext:value-type="float">
            <text:p>4.29618567534526</text:p>
          </table:table-cell>
          <table:table-cell/>
          <table:table-cell table:formula="of:=[.F45]/[.F$48]" office:value-type="float" office:value="1.98717765588842" calcext:value-type="float">
            <text:p>1.98717765588842</text:p>
          </table:table-cell>
          <table:table-cell/>
          <table:table-cell table:formula="of:=SUM([.J22:.O22])" office:value-type="float" office:value="46.899429" calcext:value-type="float">
            <text:p>46.899429</text:p>
          </table:table-cell>
          <table:table-cell/>
          <table:table-cell table:formula="of:=[.J22] / [.$K68]" office:value-type="float" office:value="0.0704110278186969" calcext:value-type="float">
            <text:p>0.0704110278186969</text:p>
          </table:table-cell>
          <table:table-cell table:formula="of:=[.K22] / [.$K68]" office:value-type="float" office:value="0.379687074655003" calcext:value-type="float">
            <text:p>0.379687074655003</text:p>
          </table:table-cell>
          <table:table-cell table:formula="of:=[.L22] / [.$K68]" office:value-type="float" office:value="0.283329526250735" calcext:value-type="float">
            <text:p>0.283329526250735</text:p>
          </table:table-cell>
          <table:table-cell table:formula="of:=[.M22] / [.$K68]" office:value-type="float" office:value="0.037849501323353" calcext:value-type="float">
            <text:p>0.037849501323353</text:p>
          </table:table-cell>
          <table:table-cell table:formula="of:=[.N22] / [.$K68]" office:value-type="float" office:value="0.05856798384475" calcext:value-type="float">
            <text:p>0.05856798384475</text:p>
          </table:table-cell>
          <table:table-cell table:formula="of:=[.O22] / [.$K68]" office:value-type="float" office:value="0.170154886107462" calcext:value-type="float">
            <text:p>0.170154886107462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72" calcext:value-type="float">
            <text:p>72</text:p>
          </table:table-cell>
          <table:table-cell/>
          <table:table-cell table:formula="of:=[.C68]" office:value-type="float" office:value="41.790066" calcext:value-type="float">
            <text:p>41.790066</text:p>
          </table:table-cell>
          <table:table-cell/>
          <table:table-cell table:formula="of:=[.A69]/[.A$71]" office:value-type="float" office:value="2" calcext:value-type="float">
            <text:p>2</text:p>
          </table:table-cell>
          <table:table-cell table:formula="of:=[.E23]/[.E$25]" office:value-type="float" office:value="1.70727551383153" calcext:value-type="float">
            <text:p>1.70727551383153</text:p>
          </table:table-cell>
          <table:table-cell table:style-name="Default" table:formula="of:=[.F23]/[.F$25]" office:value-type="float" office:value="2.04461165592287" calcext:value-type="float">
            <text:p>2.04461165592287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46.46043" calcext:value-type="float">
            <text:p>46.46043</text:p>
          </table:table-cell>
          <table:table-cell/>
          <table:table-cell table:formula="of:=[.J23] / [.$K69]" office:value-type="float" office:value="0.0868645425795672" calcext:value-type="float">
            <text:p>0.0868645425795672</text:p>
          </table:table-cell>
          <table:table-cell table:formula="of:=[.K23] / [.$K69]" office:value-type="float" office:value="0.370367514893857" calcext:value-type="float">
            <text:p>0.370367514893857</text:p>
          </table:table-cell>
          <table:table-cell table:formula="of:=[.L23] / [.$K69]" office:value-type="float" office:value="0.279554257246435" calcext:value-type="float">
            <text:p>0.279554257246435</text:p>
          </table:table-cell>
          <table:table-cell table:formula="of:=[.M23] / [.$K69]" office:value-type="float" office:value="0.0593616115907666" calcext:value-type="float">
            <text:p>0.0593616115907666</text:p>
          </table:table-cell>
          <table:table-cell table:formula="of:=[.N23] / [.$K69]" office:value-type="float" office:value="0.0712674635168034" calcext:value-type="float">
            <text:p>0.0712674635168034</text:p>
          </table:table-cell>
          <table:table-cell table:formula="of:=[.O23] / [.$K69]" office:value-type="float" office:value="0.132584610172571" calcext:value-type="float">
            <text:p>0.132584610172571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C69]" office:value-type="float" office:value="41.790066" calcext:value-type="float">
            <text:p>41.790066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40.577332" calcext:value-type="float">
            <text:p>40.577332</text:p>
          </table:table-cell>
          <table:table-cell/>
          <table:table-cell table:formula="of:=[.J24] / [.$K70]" office:value-type="float" office:value="0.096524729619976" calcext:value-type="float">
            <text:p>0.096524729619976</text:p>
          </table:table-cell>
          <table:table-cell table:formula="of:=[.K24] / [.$K70]" office:value-type="float" office:value="0.405649686381549" calcext:value-type="float">
            <text:p>0.405649686381549</text:p>
          </table:table-cell>
          <table:table-cell table:formula="of:=[.L24] / [.$K70]" office:value-type="float" office:value="0.285932130776858" calcext:value-type="float">
            <text:p>0.285932130776858</text:p>
          </table:table-cell>
          <table:table-cell table:formula="of:=[.M24] / [.$K70]" office:value-type="float" office:value="0.0748759676954611" calcext:value-type="float">
            <text:p>0.0748759676954611</text:p>
          </table:table-cell>
          <table:table-cell table:formula="of:=[.N24] / [.$K70]" office:value-type="float" office:value="0.0815196031123978" calcext:value-type="float">
            <text:p>0.0815196031123978</text:p>
          </table:table-cell>
          <table:table-cell table:formula="of:=[.O24] / [.$K70]" office:value-type="float" office:value="0.0554978824137575" calcext:value-type="float">
            <text:p>0.0554978824137575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C70]" office:value-type="float" office:value="41.790066" calcext:value-type="float">
            <text:p>41.790066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40.577332" calcext:value-type="float">
            <text:p>40.577332</text:p>
          </table:table-cell>
          <table:table-cell/>
          <table:table-cell table:formula="of:=[.J25] / [.$K71]" office:value-type="float" office:value="0.096524729619976" calcext:value-type="float">
            <text:p>0.096524729619976</text:p>
          </table:table-cell>
          <table:table-cell table:formula="of:=[.K25] / [.$K71]" office:value-type="float" office:value="0.405649686381549" calcext:value-type="float">
            <text:p>0.405649686381549</text:p>
          </table:table-cell>
          <table:table-cell table:formula="of:=[.L25] / [.$K71]" office:value-type="float" office:value="0.285932130776858" calcext:value-type="float">
            <text:p>0.285932130776858</text:p>
          </table:table-cell>
          <table:table-cell table:formula="of:=[.M25] / [.$K71]" office:value-type="float" office:value="0.0748759676954611" calcext:value-type="float">
            <text:p>0.0748759676954611</text:p>
          </table:table-cell>
          <table:table-cell table:formula="of:=[.N25] / [.$K71]" office:value-type="float" office:value="0.0815196031123978" calcext:value-type="float">
            <text:p>0.0815196031123978</text:p>
          </table:table-cell>
          <table:table-cell table:formula="of:=[.O25] / [.$K71]" office:value-type="float" office:value="0.0554978824137575" calcext:value-type="float">
            <text:p>0.05549788241375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9:.G26])" office:value-type="float" office:value="0.703919" calcext:value-type="float">
            <text:p>7.04E-01</text:p>
          </table:table-cell>
          <table:table-cell table:style-name="ce1" table:formula="of:=MIN([.G9:.G26])" office:value-type="float" office:value="0.31614" calcext:value-type="float">
            <text:p>3.16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7:20:49.6305514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7:21:22.339250277</dc:date>
    <meta:editing-duration>PT12H56M23S</meta:editing-duration>
    <meta:editing-cycles>84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14cm" svg:y="0.213cm" style:legend-expansion="custom" svg:width="13.339cm" svg:height="0.871cm" style:legend-expansion-aspect-ratio="15.3145809414466" chart:style-name="ch2"/>
        <chart:plot-area chart:style-name="ch3" table:cell-range-address="Sheet1.A52:Sheet1.A72 Sheet1.E51:Sheet1.G72 Sheet1.C52:Sheet1.C71 Sheet1.I6:Sheet1.I26" chart:data-source-has-labels="row" svg:x="0.865cm" svg:y="1.098cm" svg:width="18.346cm" svg:height="7.201cm">
          <chart:coordinate-region svg:x="1.486cm" svg:y="1.297cm" svg:width="17.103cm" svg:height="6.355cm"/>
          <chart:axis chart:dimension="x" chart:name="primary-x" chart:style-name="ch4">
            <chart:title svg:x="9.086cm" svg:y="8.314cm" chart:style-name="ch5">
              <text:p>#processes</text:p>
            </chart:title>
          </chart:axis>
          <chart:axis chart:dimension="y" chart:name="primary-y" chart:style-name="ch6">
            <chart:title svg:x="0.145cm" svg:y="5.81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4cm" svg:y="6.031cm" chart:style-name="ch7">
              <text:p>Relative #objects </text:p>
            </chart:title>
          </chart:axis>
          <chart:series chart:attached-axis="secondary-y" chart:style-name="ch10" chart:values-cell-range-address="Sheet1.E52:Sheet1.E72" chart:label-cell-address="Sheet1.E51:Sheet1.E51" chart:class="chart:scatter">
            <chart:domain table:cell-range-address="Sheet1.A52:Sheet1.A72"/>
            <chart:data-point chart:repeated="21"/>
          </chart:series>
          <chart:series chart:attached-axis="secondary-y" chart:style-name="ch11" chart:values-cell-range-address="Sheet1.F52:Sheet1.F72" chart:label-cell-address="Sheet1.F51:Sheet1.F51" chart:class="chart:scatter">
            <chart:data-point chart:repeated="21"/>
          </chart:series>
          <chart:series chart:attached-axis="secondary-y" chart:style-name="ch12" chart:values-cell-range-address="Sheet1.G52:Sheet1.G72" chart:label-cell-address="Sheet1.G51:Sheet1.G51" chart:class="chart:scatter">
            <chart:data-point chart:repeated="21"/>
          </chart:series>
          <chart:series chart:attached-axis="primary-y" chart:style-name="ch13" chart:values-cell-range-address="Sheet1.C52:Sheet1.C71" loext:label-string="&quot;ref runtime&quot;" chart:class="chart:scatter">
            <chart:data-point chart:repeated="21"/>
          </chart:series>
          <chart:series chart:attached-axis="primary-y" chart:style-name="ch14" chart:values-cell-range-address="Sheet1.I6:Sheet1.I26" loext:label-string="&quot;runtime&quot;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 runtime</text:p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2</svg:desc>
                </draw:g>
              </table:table-cell>
              <table:table-cell office:value-type="float" office:value="42">
                <text:p>42</text:p>
                <draw:g>
                  <svg:desc>Sheet1.E52:Sheet1.E72</svg:desc>
                </draw:g>
              </table:table-cell>
              <table:table-cell office:value-type="float" office:value="8.09753257648369">
                <text:p>8.09753257648369</text:p>
                <draw:g>
                  <svg:desc>Sheet1.F52:Sheet1.F72</svg:desc>
                </draw:g>
              </table:table-cell>
              <table:table-cell office:value-type="float" office:value="51.3289990869629">
                <text:p>51.3289990869629</text:p>
                <draw:g>
                  <svg:desc>Sheet1.G52:Sheet1.G72</svg:desc>
                </draw:g>
              </table:table-cell>
              <table:table-cell office:value-type="float" office:value="41.790066">
                <text:p>41.790066</text:p>
                <draw:g>
                  <svg:desc>Sheet1.C52:Sheet1.C71</svg:desc>
                </draw:g>
              </table:table-cell>
              <table:table-cell office:value-type="float" office:value="58.011703">
                <text:p>58.011703</text:p>
                <draw:g>
                  <svg:desc>Sheet1.I6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41">
                <text:p>41</text:p>
              </table:table-cell>
              <table:table-cell office:value-type="float" office:value="8.05181466353391">
                <text:p>8.05181466353391</text:p>
              </table:table-cell>
              <table:table-cell office:value-type="float" office:value="50.0266433074696">
                <text:p>50.0266433074696</text:p>
              </table:table-cell>
              <table:table-cell office:value-type="float" office:value="41.790066">
                <text:p>41.790066</text:p>
              </table:table-cell>
              <table:table-cell office:value-type="float" office:value="56.720127">
                <text:p>56.720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7.87101389172837">
                <text:p>7.87101389172837</text:p>
              </table:table-cell>
              <table:table-cell office:value-type="float" office:value="46.1743319930269">
                <text:p>46.1743319930269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15136">
                <text:p>57.15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7.64374475438795">
                <text:p>7.64374475438795</text:p>
              </table:table-cell>
              <table:table-cell office:value-type="float" office:value="42.3951259127159">
                <text:p>42.3951259127159</text:p>
              </table:table-cell>
              <table:table-cell office:value-type="float" office:value="41.790066">
                <text:p>41.790066</text:p>
              </table:table-cell>
              <table:table-cell office:value-type="float" office:value="58.734697">
                <text:p>58.734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7.36152173839779">
                <text:p>7.36152173839779</text:p>
              </table:table-cell>
              <table:table-cell office:value-type="float" office:value="38.6202004076992">
                <text:p>38.6202004076992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152664">
                <text:p>57.15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7.10982891521894">
                <text:p>7.10982891521894</text:p>
              </table:table-cell>
              <table:table-cell office:value-type="float" office:value="34.8425722867329">
                <text:p>34.8425722867329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304973">
                <text:p>57.304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6.67470208602294">
                <text:p>6.67470208602294</text:p>
              </table:table-cell>
              <table:table-cell office:value-type="float" office:value="31.1391183554323">
                <text:p>31.1391183554323</text:p>
              </table:table-cell>
              <table:table-cell office:value-type="float" office:value="41.790066">
                <text:p>41.790066</text:p>
              </table:table-cell>
              <table:table-cell office:value-type="float" office:value="55.935215">
                <text:p>55.935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6.43483602969226">
                <text:p>6.43483602969226</text:p>
              </table:table-cell>
              <table:table-cell office:value-type="float" office:value="27.359925376013">
                <text:p>27.359925376013</text:p>
              </table:table-cell>
              <table:table-cell office:value-type="float" office:value="41.790066">
                <text:p>41.790066</text:p>
              </table:table-cell>
              <table:table-cell office:value-type="float" office:value="57.760066">
                <text:p>57.76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6.08758464940161">
                <text:p>6.08758464940161</text:p>
              </table:table-cell>
              <table:table-cell office:value-type="float" office:value="23.6074808825385">
                <text:p>23.6074808825385</text:p>
              </table:table-cell>
              <table:table-cell office:value-type="float" office:value="41.790066">
                <text:p>41.790066</text:p>
              </table:table-cell>
              <table:table-cell office:value-type="float" office:value="56.267933">
                <text:p>56.267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5.8226166668663">
                <text:p>5.8226166668663</text:p>
              </table:table-cell>
              <table:table-cell office:value-type="float" office:value="21.1074200495425">
                <text:p>21.1074200495425</text:p>
              </table:table-cell>
              <table:table-cell office:value-type="float" office:value="41.790066">
                <text:p>41.790066</text:p>
              </table:table-cell>
              <table:table-cell office:value-type="float" office:value="49.5596">
                <text:p>49.5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5.51180348518442">
                <text:p>5.51180348518442</text:p>
              </table:table-cell>
              <table:table-cell office:value-type="float" office:value="18.6446057946849">
                <text:p>18.6446057946849</text:p>
              </table:table-cell>
              <table:table-cell office:value-type="float" office:value="41.790066">
                <text:p>41.790066</text:p>
              </table:table-cell>
              <table:table-cell office:value-type="float" office:value="49.656643">
                <text:p>49.656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5.16319451810168">
                <text:p>5.16319451810168</text:p>
              </table:table-cell>
              <table:table-cell office:value-type="float" office:value="16.1924723018257">
                <text:p>16.1924723018257</text:p>
              </table:table-cell>
              <table:table-cell office:value-type="float" office:value="41.790066">
                <text:p>41.790066</text:p>
              </table:table-cell>
              <table:table-cell office:value-type="float" office:value="51.624732">
                <text:p>51.624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4.77582472770284">
                <text:p>4.77582472770284</text:p>
              </table:table-cell>
              <table:table-cell office:value-type="float" office:value="13.7497305145066">
                <text:p>13.7497305145066</text:p>
              </table:table-cell>
              <table:table-cell office:value-type="float" office:value="41.790066">
                <text:p>41.790066</text:p>
              </table:table-cell>
              <table:table-cell office:value-type="float" office:value="48.495275">
                <text:p>48.495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4.39207041263864">
                <text:p>4.39207041263864</text:p>
              </table:table-cell>
              <table:table-cell office:value-type="float" office:value="11.3107099151961">
                <text:p>11.3107099151961</text:p>
              </table:table-cell>
              <table:table-cell office:value-type="float" office:value="41.790066">
                <text:p>41.790066</text:p>
              </table:table-cell>
              <table:table-cell office:value-type="float" office:value="50.020013">
                <text:p>50.020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3.97591400994763">
                <text:p>3.97591400994763</text:p>
              </table:table-cell>
              <table:table-cell office:value-type="float" office:value="8.91124159157061">
                <text:p>8.91124159157061</text:p>
              </table:table-cell>
              <table:table-cell office:value-type="float" office:value="41.790066">
                <text:p>41.790066</text:p>
              </table:table-cell>
              <table:table-cell office:value-type="float" office:value="49.142009">
                <text:p>49.142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.33130487719956">
                <text:p>3.33130487719956</text:p>
              </table:table-cell>
              <table:table-cell office:value-type="float" office:value="6.57743651225384">
                <text:p>6.57743651225384</text:p>
              </table:table-cell>
              <table:table-cell office:value-type="float" office:value="41.790066">
                <text:p>41.790066</text:p>
              </table:table-cell>
              <table:table-cell office:value-type="float" office:value="48.137965">
                <text:p>48.137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.60401850660418">
                <text:p>2.60401850660418</text:p>
              </table:table-cell>
              <table:table-cell office:value-type="float" office:value="4.29618567534526">
                <text:p>4.29618567534526</text:p>
              </table:table-cell>
              <table:table-cell office:value-type="float" office:value="41.790066">
                <text:p>41.790066</text:p>
              </table:table-cell>
              <table:table-cell office:value-type="float" office:value="47.974465">
                <text:p>47.974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0727551383153">
                <text:p>1.70727551383153</text:p>
              </table:table-cell>
              <table:table-cell office:value-type="float" office:value="2.04461165592287">
                <text:p>2.04461165592287</text:p>
              </table:table-cell>
              <table:table-cell office:value-type="float" office:value="41.790066">
                <text:p>41.790066</text:p>
              </table:table-cell>
              <table:table-cell office:value-type="float" office:value="47.849276">
                <text:p>47.849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.790066">
                <text:p>41.790066</text:p>
              </table:table-cell>
              <table:table-cell office:value-type="float" office:value="41.790066">
                <text:p>41.790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.790066">
                <text:p>41.790066</text:p>
              </table:table-cell>
              <table:table-cell office:value-type="float" office:value="41.790066">
                <text:p>41.790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127cm" svg:y="0.263cm" style:legend-expansion="custom" svg:width="14.498cm" svg:height="0.954cm" style:legend-expansion-aspect-ratio="15.1970649895178" chart:style-name="ch2"/>
        <chart:plot-area chart:style-name="ch3" table:cell-range-address="Sheet1.A52:Sheet1.A72 Sheet1.M51:Sheet1.R72" chart:data-source-has-labels="row" svg:x="0.801cm" svg:y="1.173cm" svg:width="18.924cm" svg:height="7.119cm">
          <chart:coordinate-region svg:x="1.713cm" svg:y="1.372cm" svg:width="17.64cm" svg:height="6.273cm"/>
          <chart:axis chart:dimension="x" chart:name="primary-x" chart:style-name="ch4">
            <chart:title svg:x="9.372cm" svg:y="8.341cm" chart:style-name="ch5">
              <text:p>#processes</text:p>
            </chart:title>
          </chart:axis>
          <chart:axis chart:dimension="y" chart:name="primary-y" chart:style-name="ch6">
            <chart:title svg:x="0.167cm" svg:y="6.62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2" chart:label-cell-address="Sheet1.M51:Sheet1.M51" chart:class="chart:scatter">
            <chart:domain table:cell-range-address="Sheet1.A52:Sheet1.A72"/>
            <chart:data-point chart:repeated="21"/>
          </chart:series>
          <chart:series chart:style-name="ch10" chart:values-cell-range-address="Sheet1.N52:Sheet1.N72" chart:label-cell-address="Sheet1.N51:Sheet1.N51" chart:class="chart:scatter">
            <chart:data-point chart:repeated="21"/>
          </chart:series>
          <chart:series chart:style-name="ch11" chart:values-cell-range-address="Sheet1.O52:Sheet1.O72" chart:label-cell-address="Sheet1.O51:Sheet1.O51" chart:class="chart:scatter">
            <chart:data-point chart:repeated="21"/>
          </chart:series>
          <chart:series chart:style-name="ch12" chart:values-cell-range-address="Sheet1.P52:Sheet1.P72" chart:label-cell-address="Sheet1.P51:Sheet1.P51" chart:class="chart:scatter">
            <chart:data-point chart:repeated="21"/>
          </chart:series>
          <chart:series chart:style-name="ch13" chart:values-cell-range-address="Sheet1.Q52:Sheet1.Q72" chart:label-cell-address="Sheet1.Q51:Sheet1.Q51" chart:class="chart:scatter">
            <chart:data-point chart:repeated="21"/>
          </chart:series>
          <chart:series chart:style-name="ch14" chart:values-cell-range-address="Sheet1.R52:Sheet1.R72" chart:label-cell-address="Sheet1.R51:Sheet1.R5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2">
                <text:p>1512</text:p>
                <draw:g>
                  <svg:desc>Sheet1.A52:Sheet1.A72</svg:desc>
                </draw:g>
              </table:table-cell>
              <table:table-cell office:value-type="float" office:value="0.0451536427381052">
                <text:p>0.0451536427381052</text:p>
                <draw:g>
                  <svg:desc>Sheet1.M52:Sheet1.M72</svg:desc>
                </draw:g>
              </table:table-cell>
              <table:table-cell office:value-type="float" office:value="0.35886463442869">
                <text:p>0.35886463442869</text:p>
                <draw:g>
                  <svg:desc>Sheet1.N52:Sheet1.N72</svg:desc>
                </draw:g>
              </table:table-cell>
              <table:table-cell office:value-type="float" office:value="0.339636161056952">
                <text:p>0.339636161056952</text:p>
                <draw:g>
                  <svg:desc>Sheet1.O52:Sheet1.O72</svg:desc>
                </draw:g>
              </table:table-cell>
              <table:table-cell office:value-type="float" office:value="0.0207552887698032">
                <text:p>0.0207552887698032</text:p>
                <draw:g>
                  <svg:desc>Sheet1.P52:Sheet1.P72</svg:desc>
                </draw:g>
              </table:table-cell>
              <table:table-cell office:value-type="float" office:value="0.0305281525519653">
                <text:p>0.0305281525519653</text:p>
                <draw:g>
                  <svg:desc>Sheet1.Q52:Sheet1.Q72</svg:desc>
                </draw:g>
              </table:table-cell>
              <table:table-cell office:value-type="float" office:value="0.205062120454484">
                <text:p>0.205062120454484</text:p>
                <draw:g>
                  <svg:desc>Sheet1.R52:Sheet1.R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6">
                <text:p>1476</text:p>
              </table:table-cell>
              <table:table-cell office:value-type="float" office:value="0.0448693310593152">
                <text:p>0.0448693310593152</text:p>
              </table:table-cell>
              <table:table-cell office:value-type="float" office:value="0.365088861876423">
                <text:p>0.365088861876423</text:p>
              </table:table-cell>
              <table:table-cell office:value-type="float" office:value="0.338689821912042">
                <text:p>0.338689821912042</text:p>
              </table:table-cell>
              <table:table-cell office:value-type="float" office:value="0.0180713537831897">
                <text:p>0.0180713537831897</text:p>
              </table:table-cell>
              <table:table-cell office:value-type="float" office:value="0.0270032286732592">
                <text:p>0.0270032286732592</text:p>
              </table:table-cell>
              <table:table-cell office:value-type="float" office:value="0.20627740269577">
                <text:p>0.2062774026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  <table:table-cell office:value-type="float" office:value="0.0461745019078442">
                <text:p>0.0461745019078442</text:p>
              </table:table-cell>
              <table:table-cell office:value-type="float" office:value="0.359946431093501">
                <text:p>0.359946431093501</text:p>
              </table:table-cell>
              <table:table-cell office:value-type="float" office:value="0.337699802670207">
                <text:p>0.337699802670207</text:p>
              </table:table-cell>
              <table:table-cell office:value-type="float" office:value="0.0226762310656028">
                <text:p>0.0226762310656028</text:p>
              </table:table-cell>
              <table:table-cell office:value-type="float" office:value="0.0331515084610654">
                <text:p>0.0331515084610654</text:p>
              </table:table-cell>
              <table:table-cell office:value-type="float" office:value="0.200351524801779">
                <text:p>0.200351524801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0.0542596900890017">
                <text:p>0.0542596900890017</text:p>
              </table:table-cell>
              <table:table-cell office:value-type="float" office:value="0.351562647683349">
                <text:p>0.351562647683349</text:p>
              </table:table-cell>
              <table:table-cell office:value-type="float" office:value="0.329740979951301">
                <text:p>0.329740979951301</text:p>
              </table:table-cell>
              <table:table-cell office:value-type="float" office:value="0.0305326950591905">
                <text:p>0.0305326950591905</text:p>
              </table:table-cell>
              <table:table-cell office:value-type="float" office:value="0.0420185571654171">
                <text:p>0.0420185571654171</text:p>
              </table:table-cell>
              <table:table-cell office:value-type="float" office:value="0.191885430051742">
                <text:p>0.191885430051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2">
                <text:p>1152</text:p>
              </table:table-cell>
              <table:table-cell office:value-type="float" office:value="0.0497407459228726">
                <text:p>0.0497407459228726</text:p>
              </table:table-cell>
              <table:table-cell office:value-type="float" office:value="0.35845177493253">
                <text:p>0.35845177493253</text:p>
              </table:table-cell>
              <table:table-cell office:value-type="float" office:value="0.340408223300579">
                <text:p>0.340408223300579</text:p>
              </table:table-cell>
              <table:table-cell office:value-type="float" office:value="0.02253685622185">
                <text:p>0.02253685622185</text:p>
              </table:table-cell>
              <table:table-cell office:value-type="float" office:value="0.0335287126489575">
                <text:p>0.0335287126489575</text:p>
              </table:table-cell>
              <table:table-cell office:value-type="float" office:value="0.195333686973212">
                <text:p>0.195333686973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  <table:table-cell office:value-type="float" office:value="0.0506867864611938">
                <text:p>0.0506867864611938</text:p>
              </table:table-cell>
              <table:table-cell office:value-type="float" office:value="0.355240462802105">
                <text:p>0.355240462802105</text:p>
              </table:table-cell>
              <table:table-cell office:value-type="float" office:value="0.342638585439195">
                <text:p>0.342638585439195</text:p>
              </table:table-cell>
              <table:table-cell office:value-type="float" office:value="0.0238135730688516">
                <text:p>0.0238135730688516</text:p>
              </table:table-cell>
              <table:table-cell office:value-type="float" office:value="0.0352060025218117">
                <text:p>0.0352060025218117</text:p>
              </table:table-cell>
              <table:table-cell office:value-type="float" office:value="0.192414589706843">
                <text:p>0.192414589706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0.0467644294171029">
                <text:p>0.0467644294171029</text:p>
              </table:table-cell>
              <table:table-cell office:value-type="float" office:value="0.368395611266575">
                <text:p>0.368395611266575</text:p>
              </table:table-cell>
              <table:table-cell office:value-type="float" office:value="0.345956847815949">
                <text:p>0.345956847815949</text:p>
              </table:table-cell>
              <table:table-cell office:value-type="float" office:value="0.0179593482663807">
                <text:p>0.0179593482663807</text:p>
              </table:table-cell>
              <table:table-cell office:value-type="float" office:value="0.0295659468577428">
                <text:p>0.0295659468577428</text:p>
              </table:table-cell>
              <table:table-cell office:value-type="float" office:value="0.191357816376249">
                <text:p>0.191357816376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">
                <text:p>828</text:p>
              </table:table-cell>
              <table:table-cell office:value-type="float" office:value="0.0520651665875896">
                <text:p>0.0520651665875896</text:p>
              </table:table-cell>
              <table:table-cell office:value-type="float" office:value="0.350862311330465">
                <text:p>0.350862311330465</text:p>
              </table:table-cell>
              <table:table-cell office:value-type="float" office:value="0.336739815180503">
                <text:p>0.336739815180503</text:p>
              </table:table-cell>
              <table:table-cell office:value-type="float" office:value="0.0257033222095287">
                <text:p>0.0257033222095287</text:p>
              </table:table-cell>
              <table:table-cell office:value-type="float" office:value="0.0479955328072719">
                <text:p>0.0479955328072719</text:p>
              </table:table-cell>
              <table:table-cell office:value-type="float" office:value="0.186633851884641">
                <text:p>0.186633851884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0.049374583582025">
                <text:p>0.049374583582025</text:p>
              </table:table-cell>
              <table:table-cell office:value-type="float" office:value="0.357152041298696">
                <text:p>0.357152041298696</text:p>
              </table:table-cell>
              <table:table-cell office:value-type="float" office:value="0.34903066639471">
                <text:p>0.34903066639471</text:p>
              </table:table-cell>
              <table:table-cell office:value-type="float" office:value="0.0211850631478349">
                <text:p>0.0211850631478349</text:p>
              </table:table-cell>
              <table:table-cell office:value-type="float" office:value="0.0344396523876624">
                <text:p>0.0344396523876624</text:p>
              </table:table-cell>
              <table:table-cell office:value-type="float" office:value="0.188817993189071">
                <text:p>0.188817993189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8">
                <text:p>648</text:p>
              </table:table-cell>
              <table:table-cell office:value-type="float" office:value="0.0399325421511922">
                <text:p>0.0399325421511922</text:p>
              </table:table-cell>
              <table:table-cell office:value-type="float" office:value="0.402147474127037">
                <text:p>0.402147474127037</text:p>
              </table:table-cell>
              <table:table-cell office:value-type="float" office:value="0.296151342271478">
                <text:p>0.296151342271478</text:p>
              </table:table-cell>
              <table:table-cell office:value-type="float" office:value="0.0216844758672129">
                <text:p>0.0216844758672129</text:p>
              </table:table-cell>
              <table:table-cell office:value-type="float" office:value="0.0321121075093307">
                <text:p>0.0321121075093307</text:p>
              </table:table-cell>
              <table:table-cell office:value-type="float" office:value="0.207972058073748">
                <text:p>0.207972058073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0.0420725959602188">
                <text:p>0.0420725959602188</text:p>
              </table:table-cell>
              <table:table-cell office:value-type="float" office:value="0.398511658465696">
                <text:p>0.398511658465696</text:p>
              </table:table-cell>
              <table:table-cell office:value-type="float" office:value="0.293789128691339">
                <text:p>0.293789128691339</text:p>
              </table:table-cell>
              <table:table-cell office:value-type="float" office:value="0.0246139226841084">
                <text:p>0.0246139226841084</text:p>
              </table:table-cell>
              <table:table-cell office:value-type="float" office:value="0.0367583012783698">
                <text:p>0.0367583012783698</text:p>
              </table:table-cell>
              <table:table-cell office:value-type="float" office:value="0.204254392920268">
                <text:p>0.204254392920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  <table:table-cell office:value-type="float" office:value="0.0539001040132602">
                <text:p>0.0539001040132602</text:p>
              </table:table-cell>
              <table:table-cell office:value-type="float" office:value="0.381120744219435">
                <text:p>0.381120744219435</text:p>
              </table:table-cell>
              <table:table-cell office:value-type="float" office:value="0.283428020931191">
                <text:p>0.283428020931191</text:p>
              </table:table-cell>
              <table:table-cell office:value-type="float" office:value="0.0388874658589497">
                <text:p>0.0388874658589497</text:p>
              </table:table-cell>
              <table:table-cell office:value-type="float" office:value="0.0482619263265325">
                <text:p>0.0482619263265325</text:p>
              </table:table-cell>
              <table:table-cell office:value-type="float" office:value="0.194401738650631">
                <text:p>0.194401738650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">
                <text:p>432</text:p>
              </table:table-cell>
              <table:table-cell office:value-type="float" office:value="0.0461744252857952">
                <text:p>0.0461744252857952</text:p>
              </table:table-cell>
              <table:table-cell office:value-type="float" office:value="0.399632952944166">
                <text:p>0.399632952944166</text:p>
              </table:table-cell>
              <table:table-cell office:value-type="float" office:value="0.292581688953847">
                <text:p>0.292581688953847</text:p>
              </table:table-cell>
              <table:table-cell office:value-type="float" office:value="0.0236105262355488">
                <text:p>0.0236105262355488</text:p>
              </table:table-cell>
              <table:table-cell office:value-type="float" office:value="0.0367979276937557">
                <text:p>0.0367979276937557</text:p>
              </table:table-cell>
              <table:table-cell office:value-type="float" office:value="0.201202478886887">
                <text:p>0.201202478886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0.0553253405246613">
                <text:p>0.0553253405246613</text:p>
              </table:table-cell>
              <table:table-cell office:value-type="float" office:value="0.384063334217392">
                <text:p>0.384063334217392</text:p>
              </table:table-cell>
              <table:table-cell office:value-type="float" office:value="0.290979376810135">
                <text:p>0.290979376810135</text:p>
              </table:table-cell>
              <table:table-cell office:value-type="float" office:value="0.0301911126094412">
                <text:p>0.0301911126094412</text:p>
              </table:table-cell>
              <table:table-cell office:value-type="float" office:value="0.0460574600300055">
                <text:p>0.0460574600300055</text:p>
              </table:table-cell>
              <table:table-cell office:value-type="float" office:value="0.193383375808366">
                <text:p>0.193383375808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0.0593208191184896">
                <text:p>0.0593208191184896</text:p>
              </table:table-cell>
              <table:table-cell office:value-type="float" office:value="0.385512447953492">
                <text:p>0.385512447953492</text:p>
              </table:table-cell>
              <table:table-cell office:value-type="float" office:value="0.280723635120524">
                <text:p>0.280723635120524</text:p>
              </table:table-cell>
              <table:table-cell office:value-type="float" office:value="0.0335847662254684">
                <text:p>0.0335847662254684</text:p>
              </table:table-cell>
              <table:table-cell office:value-type="float" office:value="0.0511260610944605">
                <text:p>0.0511260610944605</text:p>
              </table:table-cell>
              <table:table-cell office:value-type="float" office:value="0.189732270487565">
                <text:p>0.189732270487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616520790760006">
                <text:p>0.0616520790760006</text:p>
              </table:table-cell>
              <table:table-cell office:value-type="float" office:value="0.386966269859658">
                <text:p>0.386966269859658</text:p>
              </table:table-cell>
              <table:table-cell office:value-type="float" office:value="0.284934358084156">
                <text:p>0.284934358084156</text:p>
              </table:table-cell>
              <table:table-cell office:value-type="float" office:value="0.0327536292665131">
                <text:p>0.0327536292665131</text:p>
              </table:table-cell>
              <table:table-cell office:value-type="float" office:value="0.0505907902684404">
                <text:p>0.0505907902684404</text:p>
              </table:table-cell>
              <table:table-cell office:value-type="float" office:value="0.183102873445232">
                <text:p>0.183102873445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0.0704110278186969">
                <text:p>0.0704110278186969</text:p>
              </table:table-cell>
              <table:table-cell office:value-type="float" office:value="0.379687074655003">
                <text:p>0.379687074655003</text:p>
              </table:table-cell>
              <table:table-cell office:value-type="float" office:value="0.283329526250735">
                <text:p>0.283329526250735</text:p>
              </table:table-cell>
              <table:table-cell office:value-type="float" office:value="0.037849501323353">
                <text:p>0.037849501323353</text:p>
              </table:table-cell>
              <table:table-cell office:value-type="float" office:value="0.05856798384475">
                <text:p>0.05856798384475</text:p>
              </table:table-cell>
              <table:table-cell office:value-type="float" office:value="0.170154886107462">
                <text:p>0.170154886107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0.0868645425795672">
                <text:p>0.0868645425795672</text:p>
              </table:table-cell>
              <table:table-cell office:value-type="float" office:value="0.370367514893857">
                <text:p>0.370367514893857</text:p>
              </table:table-cell>
              <table:table-cell office:value-type="float" office:value="0.279554257246435">
                <text:p>0.279554257246435</text:p>
              </table:table-cell>
              <table:table-cell office:value-type="float" office:value="0.0593616115907666">
                <text:p>0.0593616115907666</text:p>
              </table:table-cell>
              <table:table-cell office:value-type="float" office:value="0.0712674635168034">
                <text:p>0.0712674635168034</text:p>
              </table:table-cell>
              <table:table-cell office:value-type="float" office:value="0.132584610172571">
                <text:p>0.132584610172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6524729619976">
                <text:p>0.096524729619976</text:p>
              </table:table-cell>
              <table:table-cell office:value-type="float" office:value="0.405649686381549">
                <text:p>0.405649686381549</text:p>
              </table:table-cell>
              <table:table-cell office:value-type="float" office:value="0.285932130776858">
                <text:p>0.285932130776858</text:p>
              </table:table-cell>
              <table:table-cell office:value-type="float" office:value="0.0748759676954611">
                <text:p>0.0748759676954611</text:p>
              </table:table-cell>
              <table:table-cell office:value-type="float" office:value="0.0815196031123978">
                <text:p>0.0815196031123978</text:p>
              </table:table-cell>
              <table:table-cell office:value-type="float" office:value="0.0554978824137575">
                <text:p>0.0554978824137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6524729619976">
                <text:p>0.096524729619976</text:p>
              </table:table-cell>
              <table:table-cell office:value-type="float" office:value="0.405649686381549">
                <text:p>0.405649686381549</text:p>
              </table:table-cell>
              <table:table-cell office:value-type="float" office:value="0.285932130776858">
                <text:p>0.285932130776858</text:p>
              </table:table-cell>
              <table:table-cell office:value-type="float" office:value="0.0748759676954611">
                <text:p>0.0748759676954611</text:p>
              </table:table-cell>
              <table:table-cell office:value-type="float" office:value="0.0815196031123978">
                <text:p>0.0815196031123978</text:p>
              </table:table-cell>
              <table:table-cell office:value-type="float" office:value="0.0554978824137575">
                <text:p>0.0554978824137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665cm" svg:y="5.841cm" style:legend-expansion="custom" svg:width="6.522cm" svg:height="1.583cm" style:legend-expansion-aspect-ratio="4.12002526847757" chart:style-name="ch2"/>
        <chart:plot-area chart:style-name="ch3" table:cell-range-address="Sheet1.F52:Sheet1.G72 Sheet1.G6:Sheet1.G26 Sheet1.G29:Sheet1.G48" chart:data-source-has-labels="row" svg:x="0.869cm" svg:y="0.125cm" svg:width="18.18cm" svg:height="8.176cm">
          <chart:coordinate-region svg:x="1.781cm" svg:y="0.324cm" svg:width="16.831cm" svg:height="7.33cm"/>
          <chart:axis chart:dimension="x" chart:name="primary-x" chart:style-name="ch4">
            <chart:title svg:x="8.011cm" svg:y="8.341cm" chart:style-name="ch5">
              <text:p>Relative symbolic #objects</text:p>
            </chart:title>
          </chart:axis>
          <chart:axis chart:dimension="y" chart:name="primary-y" chart:style-name="ch6">
            <chart:title svg:x="0.165cm" svg:y="5.553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76cm" svg:y="6.137cm" chart:style-name="ch7">
              <text:p>Relative #objects</text:p>
            </chart:title>
          </chart:axis>
          <chart:series chart:attached-axis="primary-y" chart:style-name="ch10" chart:values-cell-range-address="Sheet1.G6:Sheet1.G26" loext:label-string="&quot;probabilistic ranking accuracy&quot;" chart:class="chart:scatter">
            <chart:domain table:cell-range-address="Sheet1.G52:Sheet1.G72"/>
            <chart:data-point chart:repeated="21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2" loext:label-string="&quot;#objects&quot;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3289990869629">
                <text:p>51.3289990869629</text:p>
                <draw:g>
                  <svg:desc>Sheet1.G52:Sheet1.G72</svg:desc>
                </draw:g>
              </table:table-cell>
              <table:table-cell office:value-type="float" office:value="0.728824">
                <text:p>0.728824</text:p>
                <draw:g>
                  <svg:desc>Sheet1.G6:Sheet1.G26</svg:desc>
                </draw:g>
              </table:table-cell>
              <table:table-cell office:value-type="float" office:value="46.7675538091882">
                <text:p>46.7675538091882</text:p>
                <draw:g>
                  <svg:desc>Sheet1.I52:Sheet1.I71</svg:desc>
                </draw:g>
              </table:table-cell>
              <table:table-cell office:value-type="float" office:value="0.839282">
                <text:p>0.839282</text:p>
                <draw:g>
                  <svg:desc>Sheet1.G29:Sheet1.G48</svg:desc>
                </draw:g>
              </table:table-cell>
              <table:table-cell office:value-type="float" office:value="8.09753257648369">
                <text:p>8.09753257648369</text:p>
                <draw:g>
                  <svg:desc>Sheet1.F52:Sheet1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0266433074696">
                <text:p>50.0266433074696</text:p>
              </table:table-cell>
              <table:table-cell office:value-type="float" office:value="0.726485">
                <text:p>0.726485</text:p>
              </table:table-cell>
              <table:table-cell office:value-type="float" office:value="43.2163916053481">
                <text:p>43.2163916053481</text:p>
              </table:table-cell>
              <table:table-cell office:value-type="float" office:value="0.832953">
                <text:p>0.832953</text:p>
              </table:table-cell>
              <table:table-cell office:value-type="float" office:value="8.05181466353391">
                <text:p>8.05181466353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1743319930269">
                <text:p>46.1743319930269</text:p>
              </table:table-cell>
              <table:table-cell office:value-type="float" office:value="0.717311">
                <text:p>0.717311</text:p>
              </table:table-cell>
              <table:table-cell office:value-type="float" office:value="39.7164908815926">
                <text:p>39.7164908815926</text:p>
              </table:table-cell>
              <table:table-cell office:value-type="float" office:value="0.825623">
                <text:p>0.825623</text:p>
              </table:table-cell>
              <table:table-cell office:value-type="float" office:value="7.87101389172837">
                <text:p>7.87101389172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3951259127159">
                <text:p>42.3951259127159</text:p>
              </table:table-cell>
              <table:table-cell office:value-type="float" office:value="0.703919">
                <text:p>0.703919</text:p>
              </table:table-cell>
              <table:table-cell office:value-type="float" office:value="36.2190737973562">
                <text:p>36.2190737973562</text:p>
              </table:table-cell>
              <table:table-cell office:value-type="float" office:value="0.815435">
                <text:p>0.815435</text:p>
              </table:table-cell>
              <table:table-cell office:value-type="float" office:value="7.64374475438795">
                <text:p>7.64374475438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2004076992">
                <text:p>38.6202004076992</text:p>
              </table:table-cell>
              <table:table-cell office:value-type="float" office:value="0.690086">
                <text:p>0.690086</text:p>
              </table:table-cell>
              <table:table-cell office:value-type="float" office:value="32.7521903736212">
                <text:p>32.7521903736212</text:p>
              </table:table-cell>
              <table:table-cell office:value-type="float" office:value="0.755573">
                <text:p>0.755573</text:p>
              </table:table-cell>
              <table:table-cell office:value-type="float" office:value="7.36152173839779">
                <text:p>7.3615217383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8425722867329">
                <text:p>34.8425722867329</text:p>
              </table:table-cell>
              <table:table-cell office:value-type="float" office:value="0.677016">
                <text:p>0.677016</text:p>
              </table:table-cell>
              <table:table-cell office:value-type="float" office:value="29.2580048832392">
                <text:p>29.2580048832392</text:p>
              </table:table-cell>
              <table:table-cell office:value-type="float" office:value="0.702938">
                <text:p>0.702938</text:p>
              </table:table-cell>
              <table:table-cell office:value-type="float" office:value="7.10982891521894">
                <text:p>7.10982891521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391183554323">
                <text:p>31.1391183554323</text:p>
              </table:table-cell>
              <table:table-cell office:value-type="float" office:value="0.663514">
                <text:p>0.663514</text:p>
              </table:table-cell>
              <table:table-cell office:value-type="float" office:value="25.8035846986622">
                <text:p>25.8035846986622</text:p>
              </table:table-cell>
              <table:table-cell office:value-type="float" office:value="0.717249">
                <text:p>0.717249</text:p>
              </table:table-cell>
              <table:table-cell office:value-type="float" office:value="6.67470208602294">
                <text:p>6.67470208602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59925376013">
                <text:p>27.359925376013</text:p>
              </table:table-cell>
              <table:table-cell office:value-type="float" office:value="0.647676">
                <text:p>0.647676</text:p>
              </table:table-cell>
              <table:table-cell office:value-type="float" office:value="22.3011568451217">
                <text:p>22.3011568451217</text:p>
              </table:table-cell>
              <table:table-cell office:value-type="float" office:value="0.729731">
                <text:p>0.729731</text:p>
              </table:table-cell>
              <table:table-cell office:value-type="float" office:value="6.43483602969226">
                <text:p>6.43483602969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6074808825385">
                <text:p>23.6074808825385</text:p>
              </table:table-cell>
              <table:table-cell office:value-type="float" office:value="0.622919">
                <text:p>0.622919</text:p>
              </table:table-cell>
              <table:table-cell office:value-type="float" office:value="19.9720961381467">
                <text:p>19.9720961381467</text:p>
              </table:table-cell>
              <table:table-cell office:value-type="float" office:value="0.683336">
                <text:p>0.683336</text:p>
              </table:table-cell>
              <table:table-cell office:value-type="float" office:value="6.08758464940161">
                <text:p>6.0875846494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1074200495425">
                <text:p>21.1074200495425</text:p>
              </table:table-cell>
              <table:table-cell office:value-type="float" office:value="0.608998">
                <text:p>0.608998</text:p>
              </table:table-cell>
              <table:table-cell office:value-type="float" office:value="17.6588322720598">
                <text:p>17.6588322720598</text:p>
              </table:table-cell>
              <table:table-cell office:value-type="float" office:value="0.684645">
                <text:p>0.684645</text:p>
              </table:table-cell>
              <table:table-cell office:value-type="float" office:value="5.8226166668663">
                <text:p>5.8226166668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6446057946849">
                <text:p>18.6446057946849</text:p>
              </table:table-cell>
              <table:table-cell office:value-type="float" office:value="0.592638">
                <text:p>0.592638</text:p>
              </table:table-cell>
              <table:table-cell office:value-type="float" office:value="15.3687029882062">
                <text:p>15.3687029882062</text:p>
              </table:table-cell>
              <table:table-cell office:value-type="float" office:value="0.674324">
                <text:p>0.674324</text:p>
              </table:table-cell>
              <table:table-cell office:value-type="float" office:value="5.51180348518442">
                <text:p>5.51180348518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924723018257">
                <text:p>16.1924723018257</text:p>
              </table:table-cell>
              <table:table-cell office:value-type="float" office:value="0.582499">
                <text:p>0.582499</text:p>
              </table:table-cell>
              <table:table-cell office:value-type="float" office:value="13.0575815572998">
                <text:p>13.0575815572998</text:p>
              </table:table-cell>
              <table:table-cell office:value-type="float" office:value="0.677176">
                <text:p>0.677176</text:p>
              </table:table-cell>
              <table:table-cell office:value-type="float" office:value="5.16319451810168">
                <text:p>5.16319451810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7497305145066">
                <text:p>13.7497305145066</text:p>
              </table:table-cell>
              <table:table-cell office:value-type="float" office:value="0.568347">
                <text:p>0.568347</text:p>
              </table:table-cell>
              <table:table-cell office:value-type="float" office:value="10.8093614038539">
                <text:p>10.8093614038539</text:p>
              </table:table-cell>
              <table:table-cell office:value-type="float" office:value="0.645575">
                <text:p>0.645575</text:p>
              </table:table-cell>
              <table:table-cell office:value-type="float" office:value="4.77582472770284">
                <text:p>4.77582472770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107099151961">
                <text:p>11.3107099151961</text:p>
              </table:table-cell>
              <table:table-cell office:value-type="float" office:value="0.542631">
                <text:p>0.542631</text:p>
              </table:table-cell>
              <table:table-cell office:value-type="float" office:value="8.42405178438848">
                <text:p>8.42405178438848</text:p>
              </table:table-cell>
              <table:table-cell office:value-type="float" office:value="0.557528">
                <text:p>0.557528</text:p>
              </table:table-cell>
              <table:table-cell office:value-type="float" office:value="4.39207041263864">
                <text:p>4.39207041263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91124159157061">
                <text:p>8.91124159157061</text:p>
              </table:table-cell>
              <table:table-cell office:value-type="float" office:value="0.507657">
                <text:p>0.507657</text:p>
              </table:table-cell>
              <table:table-cell office:value-type="float" office:value="6.23086054974367">
                <text:p>6.23086054974367</text:p>
              </table:table-cell>
              <table:table-cell office:value-type="float" office:value="0.547267">
                <text:p>0.547267</text:p>
              </table:table-cell>
              <table:table-cell office:value-type="float" office:value="3.97591400994763">
                <text:p>3.97591400994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7743651225384">
                <text:p>6.57743651225384</text:p>
              </table:table-cell>
              <table:table-cell office:value-type="float" office:value="0.47934">
                <text:p>0.47934</text:p>
              </table:table-cell>
              <table:table-cell office:value-type="float" office:value="4.1630106897428">
                <text:p>4.1630106897428</text:p>
              </table:table-cell>
              <table:table-cell office:value-type="float" office:value="0.585347">
                <text:p>0.585347</text:p>
              </table:table-cell>
              <table:table-cell office:value-type="float" office:value="3.33130487719956">
                <text:p>3.33130487719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9618567534526">
                <text:p>4.29618567534526</text:p>
              </table:table-cell>
              <table:table-cell office:value-type="float" office:value="0.44582">
                <text:p>0.44582</text:p>
              </table:table-cell>
              <table:table-cell office:value-type="float" office:value="1.98717765588842">
                <text:p>1.98717765588842</text:p>
              </table:table-cell>
              <table:table-cell office:value-type="float" office:value="0.504749">
                <text:p>0.504749</text:p>
              </table:table-cell>
              <table:table-cell office:value-type="float" office:value="2.60401850660418">
                <text:p>2.60401850660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461165592287">
                <text:p>2.04461165592287</text:p>
              </table:table-cell>
              <table:table-cell office:value-type="float" office:value="0.369762">
                <text:p>0.369762</text:p>
              </table:table-cell>
              <table:table-cell office:value-type="float" office:value="1">
                <text:p>1</text:p>
              </table:table-cell>
              <table:table-cell office:value-type="float" office:value="0.492093">
                <text:p>0.492093</text:p>
              </table:table-cell>
              <table:table-cell office:value-type="float" office:value="1.70727551383153">
                <text:p>1.70727551383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31614">
                <text:p>0.31614</text:p>
              </table:table-cell>
              <table:table-cell office:value-type="float" office:value="1">
                <text:p>1</text:p>
              </table:table-cell>
              <table:table-cell office:value-type="float" office:value="0.492093">
                <text:p>0.49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1614">
                <text:p>0.31614</text:p>
              </table:table-cell>
              <table:table-cell office:value-type="float" office:value="1">
                <text:p>1</text:p>
              </table:table-cell>
              <table:table-cell office:value-type="float" office:value="0.492093">
                <text:p>0.49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